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 style:data-style-name="N99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FPGA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593C346</text:p>
          </table:table-cell>
          <table:table-cell office:value-type="string" calcext:value-type="string">
            <text:p>4593c346</text:p>
          </table:table-cell>
          <table:table-cell office:value-type="string" calcext:value-type="string">
            <text:p>4593c347</text:p>
          </table:table-cell>
          <table:table-cell table:style-name="ce2" table:formula="of:=([.C2]=[.D2])" office:value-type="boolean" office:boolean-value="false" calcext:value-type="boolean">
            <text:p>FALSE</text:p>
          </table:table-cell>
          <table:table-cell table:formula="of:=IF([.C2]=[.D2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57CB952</text:p>
          </table:table-cell>
          <table:table-cell office:value-type="string" calcext:value-type="string">
            <text:p>457cb952</text:p>
          </table:table-cell>
          <table:table-cell office:value-type="string" calcext:value-type="string">
            <text:p>457cb956</text:p>
          </table:table-cell>
          <table:table-cell table:style-name="ce2" table:formula="of:=([.C3]=[.D3])" office:value-type="boolean" office:boolean-value="false" calcext:value-type="boolean">
            <text:p>FALSE</text:p>
          </table:table-cell>
          <table:table-cell table:formula="of:=IF([.C3]=[.D3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58A6AAF</text:p>
          </table:table-cell>
          <table:table-cell office:value-type="string" calcext:value-type="string">
            <text:p>458a6aaf</text:p>
          </table:table-cell>
          <table:table-cell office:value-type="string" calcext:value-type="string">
            <text:p>458a6ab0</text:p>
          </table:table-cell>
          <table:table-cell table:style-name="ce2" table:formula="of:=([.C4]=[.D4])" office:value-type="boolean" office:boolean-value="false" calcext:value-type="boolean">
            <text:p>FALSE</text:p>
          </table:table-cell>
          <table:table-cell table:formula="of:=IF([.C4]=[.D4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58B2930</text:p>
          </table:table-cell>
          <table:table-cell office:value-type="string" calcext:value-type="string">
            <text:p>458b2930</text:p>
          </table:table-cell>
          <table:table-cell office:value-type="string" calcext:value-type="string">
            <text:p>458b292e</text:p>
          </table:table-cell>
          <table:table-cell table:style-name="ce2" table:formula="of:=([.C5]=[.D5])" office:value-type="boolean" office:boolean-value="false" calcext:value-type="boolean">
            <text:p>FALSE</text:p>
          </table:table-cell>
          <table:table-cell table:formula="of:=IF([.C5]=[.D5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58A85EA</text:p>
          </table:table-cell>
          <table:table-cell office:value-type="string" calcext:value-type="string">
            <text:p>458a85ea</text:p>
          </table:table-cell>
          <table:table-cell office:value-type="string" calcext:value-type="string">
            <text:p>458a85ec</text:p>
          </table:table-cell>
          <table:table-cell table:style-name="ce2" table:formula="of:=([.C6]=[.D6])" office:value-type="boolean" office:boolean-value="false" calcext:value-type="boolean">
            <text:p>FALSE</text:p>
          </table:table-cell>
          <table:table-cell table:formula="of:=IF([.C6]=[.D6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570330D</text:p>
          </table:table-cell>
          <table:table-cell office:value-type="string" calcext:value-type="string">
            <text:p>4570330d</text:p>
          </table:table-cell>
          <table:table-cell office:value-type="string" calcext:value-type="string">
            <text:p>4570330e</text:p>
          </table:table-cell>
          <table:table-cell table:style-name="ce2" table:formula="of:=([.C7]=[.D7])" office:value-type="boolean" office:boolean-value="false" calcext:value-type="boolean">
            <text:p>FALSE</text:p>
          </table:table-cell>
          <table:table-cell table:formula="of:=IF([.C7]=[.D7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4581C4E9</text:p>
          </table:table-cell>
          <table:table-cell table:number-columns-repeated="2" office:value-type="string" calcext:value-type="string">
            <text:p>4581c4e9</text:p>
          </table:table-cell>
          <table:table-cell table:style-name="ce2" table:formula="of:=([.C8]=[.D8])" office:value-type="boolean" office:boolean-value="true" calcext:value-type="boolean">
            <text:p>TRUE</text:p>
          </table:table-cell>
          <table:table-cell table:formula="of:=IF([.C8]=[.D8]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458F4B1E</text:p>
          </table:table-cell>
          <table:table-cell office:value-type="string" calcext:value-type="string">
            <text:p>458f4b1e</text:p>
          </table:table-cell>
          <table:table-cell office:value-type="string" calcext:value-type="string">
            <text:p>458f4b1d</text:p>
          </table:table-cell>
          <table:table-cell table:style-name="ce2" table:formula="of:=([.C9]=[.D9])" office:value-type="boolean" office:boolean-value="false" calcext:value-type="boolean">
            <text:p>FALSE</text:p>
          </table:table-cell>
          <table:table-cell table:formula="of:=IF([.C9]=[.D9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45960DCC</text:p>
          </table:table-cell>
          <table:table-cell office:value-type="string" calcext:value-type="string">
            <text:p>45960dcc</text:p>
          </table:table-cell>
          <table:table-cell office:value-type="string" calcext:value-type="string">
            <text:p>45960dcb</text:p>
          </table:table-cell>
          <table:table-cell table:style-name="ce2" table:formula="of:=([.C10]=[.D10])" office:value-type="boolean" office:boolean-value="false" calcext:value-type="boolean">
            <text:p>FALSE</text:p>
          </table:table-cell>
          <table:table-cell table:formula="of:=IF([.C10]=[.D10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45753085</text:p>
          </table:table-cell>
          <table:table-cell office:value-type="float" office:value="45753085" calcext:value-type="float">
            <text:p>45753085</text:p>
          </table:table-cell>
          <table:table-cell office:value-type="float" office:value="45753086" calcext:value-type="float">
            <text:p>45753086</text:p>
          </table:table-cell>
          <table:table-cell table:style-name="ce2" table:formula="of:=([.C11]=[.D11])" office:value-type="boolean" office:boolean-value="false" calcext:value-type="boolean">
            <text:p>FALSE</text:p>
          </table:table-cell>
          <table:table-cell table:formula="of:=IF([.C11]=[.D11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4583687F</text:p>
          </table:table-cell>
          <table:table-cell office:value-type="string" calcext:value-type="string">
            <text:p>4583687f</text:p>
          </table:table-cell>
          <table:table-cell office:value-type="float" office:value="45836880" calcext:value-type="float">
            <text:p>45836880</text:p>
          </table:table-cell>
          <table:table-cell table:style-name="ce2" table:formula="of:=([.C12]=[.D12])" office:value-type="boolean" office:boolean-value="false" calcext:value-type="boolean">
            <text:p>FALSE</text:p>
          </table:table-cell>
          <table:table-cell table:formula="of:=IF([.C12]=[.D12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45759C63</text:p>
          </table:table-cell>
          <table:table-cell office:value-type="string" calcext:value-type="string">
            <text:p>45759c63</text:p>
          </table:table-cell>
          <table:table-cell office:value-type="string" calcext:value-type="string">
            <text:p>45759c67</text:p>
          </table:table-cell>
          <table:table-cell table:style-name="ce2" table:formula="of:=([.C13]=[.D13])" office:value-type="boolean" office:boolean-value="false" calcext:value-type="boolean">
            <text:p>FALSE</text:p>
          </table:table-cell>
          <table:table-cell table:formula="of:=IF([.C13]=[.D13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458A1809</text:p>
          </table:table-cell>
          <table:table-cell office:value-type="string" calcext:value-type="string">
            <text:p>458a1809</text:p>
          </table:table-cell>
          <table:table-cell office:value-type="string" calcext:value-type="string">
            <text:p>458a180a</text:p>
          </table:table-cell>
          <table:table-cell table:style-name="ce2" table:formula="of:=([.C14]=[.D14])" office:value-type="boolean" office:boolean-value="false" calcext:value-type="boolean">
            <text:p>FALSE</text:p>
          </table:table-cell>
          <table:table-cell table:formula="of:=IF([.C14]=[.D14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4576142D</text:p>
          </table:table-cell>
          <table:table-cell table:number-columns-repeated="2" office:value-type="string" calcext:value-type="string">
            <text:p>4576142d</text:p>
          </table:table-cell>
          <table:table-cell table:style-name="ce2" table:formula="of:=([.C15]=[.D15])" office:value-type="boolean" office:boolean-value="true" calcext:value-type="boolean">
            <text:p>TRUE</text:p>
          </table:table-cell>
          <table:table-cell table:formula="of:=IF([.C15]=[.D15]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457A3F79</text:p>
          </table:table-cell>
          <table:table-cell table:number-columns-repeated="2" office:value-type="string" calcext:value-type="string">
            <text:p>457a3f79</text:p>
          </table:table-cell>
          <table:table-cell table:style-name="ce2" table:formula="of:=([.C16]=[.D16])" office:value-type="boolean" office:boolean-value="true" calcext:value-type="boolean">
            <text:p>TRUE</text:p>
          </table:table-cell>
          <table:table-cell table:formula="of:=IF([.C16]=[.D16]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45752740</text:p>
          </table:table-cell>
          <table:table-cell office:value-type="float" office:value="45752740" calcext:value-type="float">
            <text:p>45752740</text:p>
          </table:table-cell>
          <table:table-cell office:value-type="float" office:value="45752743" calcext:value-type="float">
            <text:p>45752743</text:p>
          </table:table-cell>
          <table:table-cell table:style-name="ce2" table:formula="of:=([.C17]=[.D17])" office:value-type="boolean" office:boolean-value="false" calcext:value-type="boolean">
            <text:p>FALSE</text:p>
          </table:table-cell>
          <table:table-cell table:formula="of:=IF([.C17]=[.D17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458DB302</text:p>
          </table:table-cell>
          <table:table-cell office:value-type="string" calcext:value-type="string">
            <text:p>458db302</text:p>
          </table:table-cell>
          <table:table-cell office:value-type="string" calcext:value-type="string">
            <text:p>458db304</text:p>
          </table:table-cell>
          <table:table-cell table:style-name="ce2" table:formula="of:=([.C18]=[.D18])" office:value-type="boolean" office:boolean-value="false" calcext:value-type="boolean">
            <text:p>FALSE</text:p>
          </table:table-cell>
          <table:table-cell table:formula="of:=IF([.C18]=[.D18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457B9778</text:p>
          </table:table-cell>
          <table:table-cell office:value-type="string" calcext:value-type="string">
            <text:p>457b9778</text:p>
          </table:table-cell>
          <table:table-cell office:value-type="string" calcext:value-type="string">
            <text:p>457b9779</text:p>
          </table:table-cell>
          <table:table-cell table:style-name="ce2" table:formula="of:=([.C19]=[.D19])" office:value-type="boolean" office:boolean-value="false" calcext:value-type="boolean">
            <text:p>FALSE</text:p>
          </table:table-cell>
          <table:table-cell table:formula="of:=IF([.C19]=[.D19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458A892B</text:p>
          </table:table-cell>
          <table:table-cell table:number-columns-repeated="2" office:value-type="string" calcext:value-type="string">
            <text:p>458a892b</text:p>
          </table:table-cell>
          <table:table-cell table:style-name="ce2" table:formula="of:=([.C20]=[.D20])" office:value-type="boolean" office:boolean-value="true" calcext:value-type="boolean">
            <text:p>TRUE</text:p>
          </table:table-cell>
          <table:table-cell table:formula="of:=IF([.C20]=[.D20]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4576B73F</text:p>
          </table:table-cell>
          <table:table-cell office:value-type="string" calcext:value-type="string">
            <text:p>4576b73f</text:p>
          </table:table-cell>
          <table:table-cell office:value-type="string" calcext:value-type="string">
            <text:p>4576b740</text:p>
          </table:table-cell>
          <table:table-cell table:style-name="ce2" table:formula="of:=([.C21]=[.D21])" office:value-type="boolean" office:boolean-value="false" calcext:value-type="boolean">
            <text:p>FALSE</text:p>
          </table:table-cell>
          <table:table-cell table:formula="of:=IF([.C21]=[.D21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579C95A</text:p>
          </table:table-cell>
          <table:table-cell office:value-type="string" calcext:value-type="string">
            <text:p>4579c95a</text:p>
          </table:table-cell>
          <table:table-cell office:value-type="string" calcext:value-type="string">
            <text:p>4579c959</text:p>
          </table:table-cell>
          <table:table-cell table:style-name="ce2" table:formula="of:=([.C22]=[.D22])" office:value-type="boolean" office:boolean-value="false" calcext:value-type="boolean">
            <text:p>FALSE</text:p>
          </table:table-cell>
          <table:table-cell table:formula="of:=IF([.C22]=[.D22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4581753B</text:p>
          </table:table-cell>
          <table:table-cell table:number-columns-repeated="2" office:value-type="string" calcext:value-type="string">
            <text:p>4581753b</text:p>
          </table:table-cell>
          <table:table-cell table:style-name="ce2" table:formula="of:=([.C23]=[.D23])" office:value-type="boolean" office:boolean-value="true" calcext:value-type="boolean">
            <text:p>TRUE</text:p>
          </table:table-cell>
          <table:table-cell table:formula="of:=IF([.C23]=[.D23]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458C851F</text:p>
          </table:table-cell>
          <table:table-cell table:number-columns-repeated="2" office:value-type="string" calcext:value-type="string">
            <text:p>458c851f</text:p>
          </table:table-cell>
          <table:table-cell table:style-name="ce2" table:formula="of:=([.C24]=[.D24])" office:value-type="boolean" office:boolean-value="true" calcext:value-type="boolean">
            <text:p>TRUE</text:p>
          </table:table-cell>
          <table:table-cell table:formula="of:=IF([.C24]=[.D24]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4580A396</text:p>
          </table:table-cell>
          <table:table-cell office:value-type="string" calcext:value-type="string">
            <text:p>4580a396</text:p>
          </table:table-cell>
          <table:table-cell office:value-type="string" calcext:value-type="string">
            <text:p>4580a394</text:p>
          </table:table-cell>
          <table:table-cell table:style-name="ce2" table:formula="of:=([.C25]=[.D25])" office:value-type="boolean" office:boolean-value="false" calcext:value-type="boolean">
            <text:p>FALSE</text:p>
          </table:table-cell>
          <table:table-cell table:formula="of:=IF([.C25]=[.D25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458F3569</text:p>
          </table:table-cell>
          <table:table-cell office:value-type="string" calcext:value-type="string">
            <text:p>458f3569</text:p>
          </table:table-cell>
          <table:table-cell office:value-type="string" calcext:value-type="string">
            <text:p>458f3566</text:p>
          </table:table-cell>
          <table:table-cell table:style-name="ce2" table:formula="of:=([.C26]=[.D26])" office:value-type="boolean" office:boolean-value="false" calcext:value-type="boolean">
            <text:p>FALSE</text:p>
          </table:table-cell>
          <table:table-cell table:formula="of:=IF([.C26]=[.D26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4580C844</text:p>
          </table:table-cell>
          <table:table-cell table:number-columns-repeated="2" office:value-type="string" calcext:value-type="string">
            <text:p>4580c844</text:p>
          </table:table-cell>
          <table:table-cell table:style-name="ce2" table:formula="of:=([.C27]=[.D27])" office:value-type="boolean" office:boolean-value="true" calcext:value-type="boolean">
            <text:p>TRUE</text:p>
          </table:table-cell>
          <table:table-cell table:formula="of:=IF([.C27]=[.D27]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459AB577</text:p>
          </table:table-cell>
          <table:table-cell office:value-type="string" calcext:value-type="string">
            <text:p>459ab577</text:p>
          </table:table-cell>
          <table:table-cell office:value-type="string" calcext:value-type="string">
            <text:p>459ab576</text:p>
          </table:table-cell>
          <table:table-cell table:style-name="ce2" table:formula="of:=([.C28]=[.D28])" office:value-type="boolean" office:boolean-value="false" calcext:value-type="boolean">
            <text:p>FALSE</text:p>
          </table:table-cell>
          <table:table-cell table:formula="of:=IF([.C28]=[.D28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4580C26C</text:p>
          </table:table-cell>
          <table:table-cell table:number-columns-repeated="2" office:value-type="string" calcext:value-type="string">
            <text:p>4580c26c</text:p>
          </table:table-cell>
          <table:table-cell table:style-name="ce2" table:formula="of:=([.C29]=[.D29])" office:value-type="boolean" office:boolean-value="true" calcext:value-type="boolean">
            <text:p>TRUE</text:p>
          </table:table-cell>
          <table:table-cell table:formula="of:=IF([.C29]=[.D29]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456C2FEF</text:p>
          </table:table-cell>
          <table:table-cell office:value-type="string" calcext:value-type="string">
            <text:p>456c2fef</text:p>
          </table:table-cell>
          <table:table-cell office:value-type="string" calcext:value-type="string">
            <text:p>456c2fed</text:p>
          </table:table-cell>
          <table:table-cell table:style-name="ce2" table:formula="of:=([.C30]=[.D30])" office:value-type="boolean" office:boolean-value="false" calcext:value-type="boolean">
            <text:p>FALSE</text:p>
          </table:table-cell>
          <table:table-cell table:formula="of:=IF([.C30]=[.D30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458A993E</text:p>
          </table:table-cell>
          <table:table-cell office:value-type="string" calcext:value-type="string">
            <text:p>458a993e</text:p>
          </table:table-cell>
          <table:table-cell office:value-type="string" calcext:value-type="string">
            <text:p>458a993d</text:p>
          </table:table-cell>
          <table:table-cell table:style-name="ce2" table:formula="of:=([.C31]=[.D31])" office:value-type="boolean" office:boolean-value="false" calcext:value-type="boolean">
            <text:p>FALSE</text:p>
          </table:table-cell>
          <table:table-cell table:formula="of:=IF([.C31]=[.D31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456C6E1F</text:p>
          </table:table-cell>
          <table:table-cell table:number-columns-repeated="2" office:value-type="string" calcext:value-type="string">
            <text:p>456c6e1f</text:p>
          </table:table-cell>
          <table:table-cell table:style-name="ce2" table:formula="of:=([.C32]=[.D32])" office:value-type="boolean" office:boolean-value="true" calcext:value-type="boolean">
            <text:p>TRUE</text:p>
          </table:table-cell>
          <table:table-cell table:formula="of:=IF([.C32]=[.D32]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458A2A64</text:p>
          </table:table-cell>
          <table:table-cell office:value-type="string" calcext:value-type="string">
            <text:p>458a2a64</text:p>
          </table:table-cell>
          <table:table-cell office:value-type="string" calcext:value-type="string">
            <text:p>458a2a65</text:p>
          </table:table-cell>
          <table:table-cell table:style-name="ce2" table:formula="of:=([.C33]=[.D33])" office:value-type="boolean" office:boolean-value="false" calcext:value-type="boolean">
            <text:p>FALSE</text:p>
          </table:table-cell>
          <table:table-cell table:formula="of:=IF([.C33]=[.D33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457524D6</text:p>
          </table:table-cell>
          <table:table-cell office:value-type="string" calcext:value-type="string">
            <text:p>457524d6</text:p>
          </table:table-cell>
          <table:table-cell office:value-type="string" calcext:value-type="string">
            <text:p>457524d9</text:p>
          </table:table-cell>
          <table:table-cell table:style-name="ce2" table:formula="of:=([.C34]=[.D34])" office:value-type="boolean" office:boolean-value="false" calcext:value-type="boolean">
            <text:p>FALSE</text:p>
          </table:table-cell>
          <table:table-cell table:formula="of:=IF([.C34]=[.D34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458C3917</text:p>
          </table:table-cell>
          <table:table-cell office:value-type="string" calcext:value-type="string">
            <text:p>458c3917</text:p>
          </table:table-cell>
          <table:table-cell office:value-type="string" calcext:value-type="string">
            <text:p>458c3916</text:p>
          </table:table-cell>
          <table:table-cell table:style-name="ce2" table:formula="of:=([.C35]=[.D35])" office:value-type="boolean" office:boolean-value="false" calcext:value-type="boolean">
            <text:p>FALSE</text:p>
          </table:table-cell>
          <table:table-cell table:formula="of:=IF([.C35]=[.D35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4591BC9C</text:p>
          </table:table-cell>
          <table:table-cell table:number-columns-repeated="2" office:value-type="string" calcext:value-type="string">
            <text:p>4591bc9c</text:p>
          </table:table-cell>
          <table:table-cell table:style-name="ce2" table:formula="of:=([.C36]=[.D36])" office:value-type="boolean" office:boolean-value="true" calcext:value-type="boolean">
            <text:p>TRUE</text:p>
          </table:table-cell>
          <table:table-cell table:formula="of:=IF([.C36]=[.D36]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45839BA2</text:p>
          </table:table-cell>
          <table:table-cell office:value-type="string" calcext:value-type="string">
            <text:p>45839ba2</text:p>
          </table:table-cell>
          <table:table-cell office:value-type="string" calcext:value-type="string">
            <text:p>45839ba1</text:p>
          </table:table-cell>
          <table:table-cell table:style-name="ce2" table:formula="of:=([.C37]=[.D37])" office:value-type="boolean" office:boolean-value="false" calcext:value-type="boolean">
            <text:p>FALSE</text:p>
          </table:table-cell>
          <table:table-cell table:formula="of:=IF([.C37]=[.D37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4580378F</text:p>
          </table:table-cell>
          <table:table-cell table:number-columns-repeated="2" office:value-type="string" calcext:value-type="string">
            <text:p>4580378f</text:p>
          </table:table-cell>
          <table:table-cell table:style-name="ce2" table:formula="of:=([.C38]=[.D38])" office:value-type="boolean" office:boolean-value="true" calcext:value-type="boolean">
            <text:p>TRUE</text:p>
          </table:table-cell>
          <table:table-cell table:formula="of:=IF([.C38]=[.D38]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4592665B</text:p>
          </table:table-cell>
          <table:table-cell office:value-type="string" calcext:value-type="string">
            <text:p>4592665b</text:p>
          </table:table-cell>
          <table:table-cell office:value-type="string" calcext:value-type="string">
            <text:p>4592665a</text:p>
          </table:table-cell>
          <table:table-cell table:style-name="ce2" table:formula="of:=([.C39]=[.D39])" office:value-type="boolean" office:boolean-value="false" calcext:value-type="boolean">
            <text:p>FALSE</text:p>
          </table:table-cell>
          <table:table-cell table:formula="of:=IF([.C39]=[.D39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45855476</text:p>
          </table:table-cell>
          <table:table-cell office:value-type="float" office:value="45855476" calcext:value-type="float">
            <text:p>45855476</text:p>
          </table:table-cell>
          <table:table-cell office:value-type="float" office:value="45855474" calcext:value-type="float">
            <text:p>45855474</text:p>
          </table:table-cell>
          <table:table-cell table:style-name="ce2" table:formula="of:=([.C40]=[.D40])" office:value-type="boolean" office:boolean-value="false" calcext:value-type="boolean">
            <text:p>FALSE</text:p>
          </table:table-cell>
          <table:table-cell table:formula="of:=IF([.C40]=[.D40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457F2255</text:p>
          </table:table-cell>
          <table:table-cell office:value-type="string" calcext:value-type="string">
            <text:p>457f2255</text:p>
          </table:table-cell>
          <table:table-cell office:value-type="string" calcext:value-type="string">
            <text:p>457f2254</text:p>
          </table:table-cell>
          <table:table-cell table:style-name="ce2" table:formula="of:=([.C41]=[.D41])" office:value-type="boolean" office:boolean-value="false" calcext:value-type="boolean">
            <text:p>FALSE</text:p>
          </table:table-cell>
          <table:table-cell table:formula="of:=IF([.C41]=[.D41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45819BAE</text:p>
          </table:table-cell>
          <table:table-cell table:number-columns-repeated="2" office:value-type="string" calcext:value-type="string">
            <text:p>45819bae</text:p>
          </table:table-cell>
          <table:table-cell table:style-name="ce2" table:formula="of:=([.C42]=[.D42])" office:value-type="boolean" office:boolean-value="true" calcext:value-type="boolean">
            <text:p>TRUE</text:p>
          </table:table-cell>
          <table:table-cell table:formula="of:=IF([.C42]=[.D42]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4569BD7C</text:p>
          </table:table-cell>
          <table:table-cell office:value-type="string" calcext:value-type="string">
            <text:p>4569bd7c</text:p>
          </table:table-cell>
          <table:table-cell office:value-type="string" calcext:value-type="string">
            <text:p>4569bd79</text:p>
          </table:table-cell>
          <table:table-cell table:style-name="ce2" table:formula="of:=([.C43]=[.D43])" office:value-type="boolean" office:boolean-value="false" calcext:value-type="boolean">
            <text:p>FALSE</text:p>
          </table:table-cell>
          <table:table-cell table:formula="of:=IF([.C43]=[.D43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45819B55</text:p>
          </table:table-cell>
          <table:table-cell office:value-type="string" calcext:value-type="string">
            <text:p>45819b55</text:p>
          </table:table-cell>
          <table:table-cell office:value-type="string" calcext:value-type="string">
            <text:p>45819b56</text:p>
          </table:table-cell>
          <table:table-cell table:style-name="ce2" table:formula="of:=([.C44]=[.D44])" office:value-type="boolean" office:boolean-value="false" calcext:value-type="boolean">
            <text:p>FALSE</text:p>
          </table:table-cell>
          <table:table-cell table:formula="of:=IF([.C44]=[.D44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45627079</text:p>
          </table:table-cell>
          <table:table-cell office:value-type="float" office:value="45627079" calcext:value-type="float">
            <text:p>45627079</text:p>
          </table:table-cell>
          <table:table-cell office:value-type="string" calcext:value-type="string">
            <text:p>4562707e</text:p>
          </table:table-cell>
          <table:table-cell table:style-name="ce2" table:formula="of:=([.C45]=[.D45])" office:value-type="boolean" office:boolean-value="false" calcext:value-type="boolean">
            <text:p>FALSE</text:p>
          </table:table-cell>
          <table:table-cell table:formula="of:=IF([.C45]=[.D45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45822039</text:p>
          </table:table-cell>
          <table:table-cell office:value-type="float" office:value="45822039" calcext:value-type="float">
            <text:p>45822039</text:p>
          </table:table-cell>
          <table:table-cell office:value-type="string" calcext:value-type="string">
            <text:p>4582203d</text:p>
          </table:table-cell>
          <table:table-cell table:style-name="ce2" table:formula="of:=([.C46]=[.D46])" office:value-type="boolean" office:boolean-value="false" calcext:value-type="boolean">
            <text:p>FALSE</text:p>
          </table:table-cell>
          <table:table-cell table:formula="of:=IF([.C46]=[.D46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45946048</text:p>
          </table:table-cell>
          <table:table-cell office:value-type="float" office:value="45946048" calcext:value-type="float">
            <text:p>45946048</text:p>
          </table:table-cell>
          <table:table-cell office:value-type="float" office:value="45946046" calcext:value-type="float">
            <text:p>45946046</text:p>
          </table:table-cell>
          <table:table-cell table:style-name="ce2" table:formula="of:=([.C47]=[.D47])" office:value-type="boolean" office:boolean-value="false" calcext:value-type="boolean">
            <text:p>FALSE</text:p>
          </table:table-cell>
          <table:table-cell table:formula="of:=IF([.C47]=[.D47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4580C690</text:p>
          </table:table-cell>
          <table:table-cell office:value-type="string" calcext:value-type="string">
            <text:p>4580c690</text:p>
          </table:table-cell>
          <table:table-cell office:value-type="string" calcext:value-type="string">
            <text:p>4580c692</text:p>
          </table:table-cell>
          <table:table-cell table:style-name="ce2" table:formula="of:=([.C48]=[.D48])" office:value-type="boolean" office:boolean-value="false" calcext:value-type="boolean">
            <text:p>FALSE</text:p>
          </table:table-cell>
          <table:table-cell table:formula="of:=IF([.C48]=[.D48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4593CE11</text:p>
          </table:table-cell>
          <table:table-cell office:value-type="string" calcext:value-type="string">
            <text:p>4593ce11</text:p>
          </table:table-cell>
          <table:table-cell office:value-type="string" calcext:value-type="string">
            <text:p>4593ce15</text:p>
          </table:table-cell>
          <table:table-cell table:style-name="ce2" table:formula="of:=([.C49]=[.D49])" office:value-type="boolean" office:boolean-value="false" calcext:value-type="boolean">
            <text:p>FALSE</text:p>
          </table:table-cell>
          <table:table-cell table:formula="of:=IF([.C49]=[.D49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459A1F00</text:p>
          </table:table-cell>
          <table:table-cell office:value-type="string" calcext:value-type="string">
            <text:p>459a1f00</text:p>
          </table:table-cell>
          <table:table-cell office:value-type="string" calcext:value-type="string">
            <text:p>459a1f01</text:p>
          </table:table-cell>
          <table:table-cell table:style-name="ce2" table:formula="of:=([.C50]=[.D50])" office:value-type="boolean" office:boolean-value="false" calcext:value-type="boolean">
            <text:p>FALSE</text:p>
          </table:table-cell>
          <table:table-cell table:formula="of:=IF([.C50]=[.D50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45804C02</text:p>
          </table:table-cell>
          <table:table-cell table:number-columns-repeated="2" office:value-type="string" calcext:value-type="string">
            <text:p>45804c02</text:p>
          </table:table-cell>
          <table:table-cell table:style-name="ce2" table:formula="of:=([.C51]=[.D51])" office:value-type="boolean" office:boolean-value="true" calcext:value-type="boolean">
            <text:p>TRUE</text:p>
          </table:table-cell>
          <table:table-cell table:formula="of:=IF([.C51]=[.D51]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457828EA</text:p>
          </table:table-cell>
          <table:table-cell office:value-type="string" calcext:value-type="string">
            <text:p>457828ea</text:p>
          </table:table-cell>
          <table:table-cell office:value-type="string" calcext:value-type="string">
            <text:p>457828eb</text:p>
          </table:table-cell>
          <table:table-cell table:style-name="ce2" table:formula="of:=([.C52]=[.D52])" office:value-type="boolean" office:boolean-value="false" calcext:value-type="boolean">
            <text:p>FALSE</text:p>
          </table:table-cell>
          <table:table-cell table:formula="of:=IF([.C52]=[.D52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45787585</text:p>
          </table:table-cell>
          <table:table-cell table:number-columns-repeated="2" office:value-type="float" office:value="45787585" calcext:value-type="float">
            <text:p>45787585</text:p>
          </table:table-cell>
          <table:table-cell table:style-name="ce2" table:formula="of:=([.C53]=[.D53])" office:value-type="boolean" office:boolean-value="true" calcext:value-type="boolean">
            <text:p>TRUE</text:p>
          </table:table-cell>
          <table:table-cell table:formula="of:=IF([.C53]=[.D53]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45861448</text:p>
          </table:table-cell>
          <table:table-cell office:value-type="float" office:value="45861448" calcext:value-type="float">
            <text:p>45861448</text:p>
          </table:table-cell>
          <table:table-cell office:value-type="float" office:value="45861449" calcext:value-type="float">
            <text:p>45861449</text:p>
          </table:table-cell>
          <table:table-cell table:style-name="ce2" table:formula="of:=([.C54]=[.D54])" office:value-type="boolean" office:boolean-value="false" calcext:value-type="boolean">
            <text:p>FALSE</text:p>
          </table:table-cell>
          <table:table-cell table:formula="of:=IF([.C54]=[.D54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45999C12</text:p>
          </table:table-cell>
          <table:table-cell office:value-type="string" calcext:value-type="string">
            <text:p>45999c12</text:p>
          </table:table-cell>
          <table:table-cell office:value-type="string" calcext:value-type="string">
            <text:p>45999c0f</text:p>
          </table:table-cell>
          <table:table-cell table:style-name="ce2" table:formula="of:=([.C55]=[.D55])" office:value-type="boolean" office:boolean-value="false" calcext:value-type="boolean">
            <text:p>FALSE</text:p>
          </table:table-cell>
          <table:table-cell table:formula="of:=IF([.C55]=[.D55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458202FD</text:p>
          </table:table-cell>
          <table:table-cell office:value-type="string" calcext:value-type="string">
            <text:p>458202fd</text:p>
          </table:table-cell>
          <table:table-cell office:value-type="string" calcext:value-type="string">
            <text:p>458202fb</text:p>
          </table:table-cell>
          <table:table-cell table:style-name="ce2" table:formula="of:=([.C56]=[.D56])" office:value-type="boolean" office:boolean-value="false" calcext:value-type="boolean">
            <text:p>FALSE</text:p>
          </table:table-cell>
          <table:table-cell table:formula="of:=IF([.C56]=[.D56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4584D2C3</text:p>
          </table:table-cell>
          <table:table-cell table:number-columns-repeated="2" office:value-type="string" calcext:value-type="string">
            <text:p>4584d2c3</text:p>
          </table:table-cell>
          <table:table-cell table:style-name="ce2" table:formula="of:=([.C57]=[.D57])" office:value-type="boolean" office:boolean-value="true" calcext:value-type="boolean">
            <text:p>TRUE</text:p>
          </table:table-cell>
          <table:table-cell table:formula="of:=IF([.C57]=[.D57]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458D76E8</text:p>
          </table:table-cell>
          <table:table-cell office:value-type="string" calcext:value-type="string">
            <text:p>458d76e8</text:p>
          </table:table-cell>
          <table:table-cell office:value-type="string" calcext:value-type="string">
            <text:p>458d76e9</text:p>
          </table:table-cell>
          <table:table-cell table:style-name="ce2" table:formula="of:=([.C58]=[.D58])" office:value-type="boolean" office:boolean-value="false" calcext:value-type="boolean">
            <text:p>FALSE</text:p>
          </table:table-cell>
          <table:table-cell table:formula="of:=IF([.C58]=[.D58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4583C9AF</text:p>
          </table:table-cell>
          <table:table-cell office:value-type="string" calcext:value-type="string">
            <text:p>4583c9af</text:p>
          </table:table-cell>
          <table:table-cell office:value-type="string" calcext:value-type="string">
            <text:p>4583c9b0</text:p>
          </table:table-cell>
          <table:table-cell table:style-name="ce2" table:formula="of:=([.C59]=[.D59])" office:value-type="boolean" office:boolean-value="false" calcext:value-type="boolean">
            <text:p>FALSE</text:p>
          </table:table-cell>
          <table:table-cell table:formula="of:=IF([.C59]=[.D59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456B8730</text:p>
          </table:table-cell>
          <table:table-cell office:value-type="string" calcext:value-type="string">
            <text:p>456b8730</text:p>
          </table:table-cell>
          <table:table-cell office:value-type="string" calcext:value-type="string">
            <text:p>456b8735</text:p>
          </table:table-cell>
          <table:table-cell table:style-name="ce2" table:formula="of:=([.C60]=[.D60])" office:value-type="boolean" office:boolean-value="false" calcext:value-type="boolean">
            <text:p>FALSE</text:p>
          </table:table-cell>
          <table:table-cell table:formula="of:=IF([.C60]=[.D60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459DD4CE</text:p>
          </table:table-cell>
          <table:table-cell office:value-type="string" calcext:value-type="string">
            <text:p>459dd4ce</text:p>
          </table:table-cell>
          <table:table-cell office:value-type="string" calcext:value-type="string">
            <text:p>459dd4cf</text:p>
          </table:table-cell>
          <table:table-cell table:style-name="ce2" table:formula="of:=([.C61]=[.D61])" office:value-type="boolean" office:boolean-value="false" calcext:value-type="boolean">
            <text:p>FALSE</text:p>
          </table:table-cell>
          <table:table-cell table:formula="of:=IF([.C61]=[.D61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456A18AB</text:p>
          </table:table-cell>
          <table:table-cell office:value-type="string" calcext:value-type="string">
            <text:p>456a18ab</text:p>
          </table:table-cell>
          <table:table-cell office:value-type="string" calcext:value-type="string">
            <text:p>456a18ae</text:p>
          </table:table-cell>
          <table:table-cell table:style-name="ce2" table:formula="of:=([.C62]=[.D62])" office:value-type="boolean" office:boolean-value="false" calcext:value-type="boolean">
            <text:p>FALSE</text:p>
          </table:table-cell>
          <table:table-cell table:formula="of:=IF([.C62]=[.D62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4586B80B</text:p>
          </table:table-cell>
          <table:table-cell office:value-type="string" calcext:value-type="string">
            <text:p>4586b80b</text:p>
          </table:table-cell>
          <table:table-cell office:value-type="string" calcext:value-type="string">
            <text:p>4586b809</text:p>
          </table:table-cell>
          <table:table-cell table:style-name="ce2" table:formula="of:=([.C63]=[.D63])" office:value-type="boolean" office:boolean-value="false" calcext:value-type="boolean">
            <text:p>FALSE</text:p>
          </table:table-cell>
          <table:table-cell table:formula="of:=IF([.C63]=[.D63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4574F64E</text:p>
          </table:table-cell>
          <table:table-cell office:value-type="string" calcext:value-type="string">
            <text:p>4574f64e</text:p>
          </table:table-cell>
          <table:table-cell office:value-type="string" calcext:value-type="string">
            <text:p>4574f650</text:p>
          </table:table-cell>
          <table:table-cell table:style-name="ce2" table:formula="of:=([.C64]=[.D64])" office:value-type="boolean" office:boolean-value="false" calcext:value-type="boolean">
            <text:p>FALSE</text:p>
          </table:table-cell>
          <table:table-cell table:formula="of:=IF([.C64]=[.D64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45598724</text:p>
          </table:table-cell>
          <table:table-cell office:value-type="float" office:value="45598724" calcext:value-type="float">
            <text:p>45598724</text:p>
          </table:table-cell>
          <table:table-cell office:value-type="float" office:value="45598726" calcext:value-type="float">
            <text:p>45598726</text:p>
          </table:table-cell>
          <table:table-cell table:style-name="ce2" table:formula="of:=([.C65]=[.D65])" office:value-type="boolean" office:boolean-value="false" calcext:value-type="boolean">
            <text:p>FALSE</text:p>
          </table:table-cell>
          <table:table-cell table:formula="of:=IF([.C65]=[.D65]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4088886a</text:p>
          </table:table-cell>
          <table:table-cell table:number-columns-repeated="3"/>
          <table:table-cell table:formula="of:=SUM([.F2:.F65])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410a2db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01b2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29fa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033585" calcext:value-type="float">
            <text:p>4103358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aeff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8175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20e46d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9769313486232E+308" calcext:value-type="float">
            <text:p>1.79769313486232E+3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e8cb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e498d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389055" calcext:value-type="float">
            <text:p>4138905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918ee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d109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3d5a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b545d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017a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29f5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9769313486232E+308" calcext:value-type="float">
            <text:p>1.79769313486232E+3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14c9c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544686" calcext:value-type="float">
            <text:p>4154468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a921f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6a76a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4b40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b3626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fc99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4db1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6b11f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284514" calcext:value-type="float">
            <text:p>4128451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bd23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10df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c894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bffe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509490" calcext:value-type="float">
            <text:p>4150949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f28f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693577" calcext:value-type="float">
            <text:p>4169357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f709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5d013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343b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b8d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173430" calcext:value-type="float">
            <text:p>4017343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18d4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41dd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dd29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e9de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8fe70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9376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9d6b1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4e19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67887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4008a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8d6ea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9769313486232E+308" calcext:value-type="float">
            <text:p>1.79769313486232E+3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d53fa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2dad7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8244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d34b6a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011900000" calcext:value-type="float">
            <text:p>40011900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fdaad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2ae8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c18a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f5c6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f37c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4314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ff0f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bcc17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969c3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6dd5f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5a10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7a475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1c0c1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b6e1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007c7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b20e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280a5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ebd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98a31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33a0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5728e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5852d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347091" calcext:value-type="float">
            <text:p>4034709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75d2e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c3c7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b8f3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8148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7a7d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3b38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27df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bf72b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0a23d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52c7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a0382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8f2b1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51911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c3f4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1d65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2c50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16db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54bdcc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219831" calcext:value-type="float">
            <text:p>4021983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fff9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513b8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3d42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007ac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f6fc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5d6b7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edbb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94211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d885e1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c4e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180951" calcext:value-type="float">
            <text:p>4118095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38b38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270bf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88b9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9bc1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1d78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b7db5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d6fa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145586" calcext:value-type="float">
            <text:p>4114558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7b80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ff89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cc10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9769313486232E+308" calcext:value-type="float">
            <text:p>1.79769313486232E+3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1de0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9bcc9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e02a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3b46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0ab4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f706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1003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11158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f700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54f1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ce57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f8eb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4bee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abc3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e6a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674304" calcext:value-type="float">
            <text:p>416743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bcce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ab8a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fe98a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27e73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47ba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639225" calcext:value-type="float">
            <text:p>416392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9daf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265332" calcext:value-type="float">
            <text:p>4126533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7dff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212595" calcext:value-type="float">
            <text:p>4121259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6aa2e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35bd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a23c6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a8557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6cfb7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97e1b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221105" calcext:value-type="float">
            <text:p>412211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650630" calcext:value-type="float">
            <text:p>4065063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6b09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2bc5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8b1f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8f61a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bcda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821f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e7ffa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f1664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7b0b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1bed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6dea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ac363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901d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de788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d53c6e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b09c5d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193612" calcext:value-type="float">
            <text:p>4119361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54f6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6f814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cebf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f7454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f6c04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9c232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64b5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3aefe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f2fc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27615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d3f5a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22bf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c871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33c6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b1b92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3d0da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bee5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08d6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b111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a820b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d8d6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4f10d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bc10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f4c3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7338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83b84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84e0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b37e8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855fd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09c3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fa5e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bffae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e3e47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b923c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3a1f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7dcb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aa37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93daa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698a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93a67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a8c6d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0424E+019" calcext:value-type="float">
            <text:p>4.04240000000000E+1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bff3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d6a868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3cfe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a9b7a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40b7c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df7c8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5693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b3f0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3ce9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2f69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f819e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f8fa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4859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636c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16bc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a90d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ca69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506ef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b2d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c4c7c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983631" calcext:value-type="float">
            <text:p>4098363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7a9a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8de5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fbd1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ff0cb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381d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26a9b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8c3e1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d550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fc1bb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d65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595446" calcext:value-type="float">
            <text:p>4159544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fdf0c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9504f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38c05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f265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a40bc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9769313486232E+308" calcext:value-type="float">
            <text:p>1.79769313486232E+3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a655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fc1eb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68fec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396894" calcext:value-type="float">
            <text:p>4139689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367c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634ae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ff3eb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f8568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0d8e6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b88be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a64d1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e90b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689273" calcext:value-type="float">
            <text:p>4168927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f41a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63a5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170d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fdfd7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ab816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9e54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8a92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bdfb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848f5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1adc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94927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dcdf8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5af6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ba298e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939810" calcext:value-type="float">
            <text:p>409398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a9ab6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baac1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dacab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f3b0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564d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87ea8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8a39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303d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f990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210bf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20eb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02b9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488f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54d4f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ebc4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da36ce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5476000" calcext:value-type="float">
            <text:p>415476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9ed4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7a30d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a6eb3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ab75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37ed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c1ec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ad2e2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5c68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0b57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d252c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db13a3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8852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63e2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965cf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ead6f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d93b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893d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495e9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5f11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c891c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353988" calcext:value-type="float">
            <text:p>4135398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57f1b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f2a23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d7c8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c058d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cbe5b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40af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9a80b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283903" calcext:value-type="float">
            <text:p>4128390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f20d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06dc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52fa5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5ad15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a59b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7e6f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12bec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9769313486232E+308" calcext:value-type="float">
            <text:p>1.79769313486232E+3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f3f09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6f26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4216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7a77a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1854000" calcext:value-type="float">
            <text:p>411854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b94d2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9bcb4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3835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f402e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2de55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c173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6975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e71e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8a05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6f43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1546E+055" calcext:value-type="float">
            <text:p>4.15460000000000E+5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8f8b7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ca6b4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c796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2db89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f6a5c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9769313486232E+308" calcext:value-type="float">
            <text:p>1.79769313486232E+3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3a72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94e77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b6e20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0d6c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b041a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09dd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8bdc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14cc0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83d2f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73bd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03f2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60ae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9dc6b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625047" calcext:value-type="float">
            <text:p>4062504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4ac5e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cc9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e0bb8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cb2ee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484257" calcext:value-type="float">
            <text:p>4148425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82ea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4d292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d687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a19de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de365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6c8a3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580cb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086898" calcext:value-type="float">
            <text:p>4108689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1e6fe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e2e8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e6ede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2ab7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3ab6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9c5e7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cc6c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855907" calcext:value-type="float">
            <text:p>4085590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6500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d649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b6a4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f9cc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f4e1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2a62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9fb7f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558f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dc4c3a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8700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80a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9769313486232E+308" calcext:value-type="float">
            <text:p>1.79769313486232E+3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4877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4bd6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d29b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b96c4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807a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d491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d851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1c8b7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06ba7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822c0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f8b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0401E+088" calcext:value-type="float">
            <text:p>4.04010000000000E+8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e740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346e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15d6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c9384d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dbb13c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9c484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85ec8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7c63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b88bd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398253" calcext:value-type="float">
            <text:p>4039825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aec60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ad6d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106c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73ef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a05fa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2904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3ebc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9769313486232E+308" calcext:value-type="float">
            <text:p>1.79769313486232E+3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0e2d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4368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cf7a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777b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43b2c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9feb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4c0c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e71c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c223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d2c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eb75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6eb6b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d341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d2b5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ef49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fd22e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d752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06ac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cb59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06b6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830f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1283E+056" calcext:value-type="float">
            <text:p>4.12830000000000E+5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ecbf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f93f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a62a4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fd2b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6d2f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344f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426308" calcext:value-type="float">
            <text:p>414263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468205" calcext:value-type="float">
            <text:p>4146820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b7f3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868bb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ab89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f0edc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2af62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ba54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d763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f7e5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a17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d330e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caac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8ce6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254624" calcext:value-type="float">
            <text:p>4125462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9ded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17e6f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43ac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0704a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36ed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4a58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525d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3da4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e6b3f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fac86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2a63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46a79a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507956" calcext:value-type="float">
            <text:p>4150795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4f1f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33d7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77c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137004" calcext:value-type="float">
            <text:p>401370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d37ef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7cf61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d043b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e8f012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7b46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2df6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01d4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52aa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4bb7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f468b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ec32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7087c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9815da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240943" calcext:value-type="float">
            <text:p>412409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9769313486232E+308" calcext:value-type="float">
            <text:p>1.79769313486232E+3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63f1e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611010" calcext:value-type="float">
            <text:p>406110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1579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c6b5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ce98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cfaf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08b2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9c00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3e1a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2ebd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62a8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45b0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aac99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967f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606534" calcext:value-type="float">
            <text:p>4060653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f4819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3276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eada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262a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79f7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3c2cf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a841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7bcc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4435000000000" calcext:value-type="float">
            <text:p>414435000000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79fc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83e23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2f9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6a83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a9e7b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e049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f8f9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df05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f465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439cc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f4b74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b85fb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764a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aa13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57bf8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b465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d8d0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e0d32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bf42b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4bc75f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258259" calcext:value-type="float">
            <text:p>4125825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7baa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d32a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8a9c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7117b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f954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0493b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787200000000" calcext:value-type="float">
            <text:p>40787200000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e9aeab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b00bf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e14a8b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c771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9f71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54ba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31f5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eeaf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3137d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55dd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f9b68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b944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3961b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773600000000" calcext:value-type="float">
            <text:p>41773600000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1f108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95f59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1d82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bb68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664121" calcext:value-type="float">
            <text:p>4166412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f653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f39cc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8bc4f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725708" calcext:value-type="float">
            <text:p>417257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fa85f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d9d2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f89a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7fa8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cae9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3c7bd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90877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2b2d6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4fd93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049b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3477f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01b59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69035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269a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e632f4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24af2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f5bcf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c775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6070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a4be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ce8e1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d3df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90802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9991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fe2c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df880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961b5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79ed2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9926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0f0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434947" calcext:value-type="float">
            <text:p>4043494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0e32b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dd1a9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05bf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0ddb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b677d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f7af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1216f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060744" calcext:value-type="float">
            <text:p>4106074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4dc5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96b2c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332540" calcext:value-type="float">
            <text:p>4133254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a7bd4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3ac0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58ee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aed6c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4d7cd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444687" calcext:value-type="float">
            <text:p>4144468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da70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2ded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e926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778c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a039a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0a27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988ab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f32eb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41990000" calcext:value-type="float">
            <text:p>4041990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175306" calcext:value-type="float">
            <text:p>4117530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5ae34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cfc73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210cb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7a02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0b704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6d07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6dc83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3b9c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20c6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65778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cdb3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f027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839173" calcext:value-type="float">
            <text:p>4083917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6465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2ce3a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5a76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f3e4c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0c7d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d12c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6ca2f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115E+062" calcext:value-type="float">
            <text:p>4.11500000000000E+6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ab9c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66a4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874189" calcext:value-type="float">
            <text:p>4087418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2329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9c5d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e8866c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e77f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b1f18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52a6b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5caf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d4df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9d452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e0e2c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252780" calcext:value-type="float">
            <text:p>4125278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2fd5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89bd4c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340404" calcext:value-type="float">
            <text:p>413404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aa70d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5bac2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25b7c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842737" calcext:value-type="float">
            <text:p>4084273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efeb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e8486a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859f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a379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9cb9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a498b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aff7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6de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591689" calcext:value-type="float">
            <text:p>4159168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801b9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83304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95fc9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3ae8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3cac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c856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7f1c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242bc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1757E+037" calcext:value-type="float">
            <text:p>4.17570000000000E+3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c9b7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b01b7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b84a5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33e08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ec37cc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da6564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f9796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95f51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550b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1f51a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9769313486232E+308" calcext:value-type="float">
            <text:p>1.79769313486232E+3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f585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a045ab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439131" calcext:value-type="float">
            <text:p>4043913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f7a0c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c62a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31bea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acdfa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7abc2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61b5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c7a4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be2c8c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762923" calcext:value-type="float">
            <text:p>417629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9769313486232E+308" calcext:value-type="float">
            <text:p>1.79769313486232E+3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2a149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f3af5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1dd3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70a9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de4b97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41ff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c88c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e64e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c2da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c56f8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9a2ee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724994" calcext:value-type="float">
            <text:p>4172499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cfd4e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8cbf3d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751082" calcext:value-type="float">
            <text:p>4075108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f4b4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c2a5c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f29b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8deef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3175b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7000000" calcext:value-type="float">
            <text:p>417000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2c7d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c600e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b29e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863d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aede4a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314549" calcext:value-type="float">
            <text:p>4131454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9bc3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de696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76e6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a5e12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9b9d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05186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a66e4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188d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0c3e3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8edb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ea697f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617474" calcext:value-type="float">
            <text:p>4161747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51b6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57ec8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b176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764f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9feb7c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717701" calcext:value-type="float">
            <text:p>417177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4a92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fa085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1cbb9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3d2d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c710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58a49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7c1b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24017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9dd28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de159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db2172a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265869" calcext:value-type="float">
            <text:p>4126586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01404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c849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ac69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7be7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932d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f46f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9049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e00a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805b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41428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6ee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356259" calcext:value-type="float">
            <text:p>4035625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d889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e04e6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6a76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89ff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36ecd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334975" calcext:value-type="float">
            <text:p>413349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a16f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d02fd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28a8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3e2b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beac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630c1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a0be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bf974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386c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c7a92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ed66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64f2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f4d8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f267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969d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4daa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6e4f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29cb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421a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fe99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09d5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42d0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bfdc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ef1781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185a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9865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0e563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13656f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489974" calcext:value-type="float">
            <text:p>4048997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7045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822d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c3d5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3c712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aad5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a0402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d838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637056" calcext:value-type="float">
            <text:p>4163705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d15fa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f5a55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8a677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4c846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93522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85b4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26ea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633e5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1c5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474955" calcext:value-type="float">
            <text:p>4147495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fb4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118788" calcext:value-type="float">
            <text:p>4011878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96d5f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f9e2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4ff4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f980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6e6fb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c8b0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11db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5224d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502090" calcext:value-type="float">
            <text:p>4150209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5f70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ee9154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724e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e19de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438607" calcext:value-type="float">
            <text:p>414386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464134" calcext:value-type="float">
            <text:p>4146413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918e5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9d30e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614840" calcext:value-type="float">
            <text:p>4161484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30de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374846" calcext:value-type="float">
            <text:p>4037484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b835d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2d67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1e65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5c40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ce344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a6c3a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e939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b8bb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d559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9769313486232E+308" calcext:value-type="float">
            <text:p>1.79769313486232E+3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fed9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c2c4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bbccb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9d9a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8b5c6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9824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8bbeb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6cbe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dd49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619866" calcext:value-type="float">
            <text:p>4161986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cc2f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bda8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f17aa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95b99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65cd2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7bfa1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3a3f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9a32c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011b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fdb8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f5d6f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f8c36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451af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bdea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0896d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961a9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3d01d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d39528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698f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93d74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f018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6868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001c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339f7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37364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5aff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66a2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e759d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c7bd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543b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e83a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93ec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afc0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e81e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41b9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46f5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63f7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f7f3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4622f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6863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1e6c6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c743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a5cfe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b1c3b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852d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a1b5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3ef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379350" calcext:value-type="float">
            <text:p>4137935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b8df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a882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dbf783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8990f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443ab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180b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360b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72084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730b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606a2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b2da9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3ac8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da529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afe1d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4eb5b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c12ac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f31e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106f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c94ae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057159" calcext:value-type="float">
            <text:p>4105715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918d2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3875a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b7ef2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0c35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a919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edf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494389" calcext:value-type="float">
            <text:p>4149438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5c8f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0fb4c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da655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d3be4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9b42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7bac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dfb5c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e7ca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2325f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d777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a05a0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a971f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9769313486232E+308" calcext:value-type="float">
            <text:p>1.79769313486232E+3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8478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eb8d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854a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570d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b54e5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ea8012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59636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5dbab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664701" calcext:value-type="float">
            <text:p>416647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22ae4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d69a0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3c364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61213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7449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f6f4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96cf7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c484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d1659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b7cc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a11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9769313486232E+308" calcext:value-type="float">
            <text:p>1.79769313486232E+3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0362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4f15f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da04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c2ce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92114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669c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f348a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4de5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b76a9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e4c7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ab6b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d3715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6a1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0279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445fd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be12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dbdd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b79d0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2282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7e8b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240a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d9ae0d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40c41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930a7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0a5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8615000000000" calcext:value-type="float">
            <text:p>408615000000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fa96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157cb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8c95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b3756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f3d4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91ff1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d803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cdd8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52c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fc25f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234745" calcext:value-type="float">
            <text:p>4123474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dda18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e0c636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efc9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ba3a7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ce84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cb55f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877cc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d0fe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95056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3e7e4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acdb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2eca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de3dfe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2b67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3b6f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e3f60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9769313486232E+308" calcext:value-type="float">
            <text:p>1.79769313486232E+3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34f0e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3a28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17c9a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ce59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cfa4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ebbc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8d40a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c379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1eed3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4208b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645456" calcext:value-type="float">
            <text:p>4064545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e73df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7c5d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c5c5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bb88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c28e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b58e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8d5c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5f98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4c3a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3250a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4032a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7d199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b8677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ada6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0bcb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bbf6f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d90d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473b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1f1f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007848" calcext:value-type="float">
            <text:p>4100784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1aff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e936fd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66ab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9769313486232E+308" calcext:value-type="float">
            <text:p>1.79769313486232E+3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195ce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052679" calcext:value-type="float">
            <text:p>410526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65350000000" calcext:value-type="float">
            <text:p>4165350000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773578" calcext:value-type="float">
            <text:p>4077357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ce1c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395672" calcext:value-type="float">
            <text:p>4139567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dc4e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9c98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34e56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a67d9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ab041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34dd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3a5ef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795f5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ec9528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0d6db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d5d7f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595cf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543a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71fb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04c67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e57a32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146cc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ec27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7d24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6142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7ceae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660800" calcext:value-type="float">
            <text:p>406608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aafa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5a56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817ca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7115000000" calcext:value-type="float">
            <text:p>407115000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d597c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d4db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f425a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bd6d5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d484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0f54b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617733" calcext:value-type="float">
            <text:p>416177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3dd7e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886833" calcext:value-type="float">
            <text:p>408868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5be50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8e56a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597a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aa22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9aebc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162743" calcext:value-type="float">
            <text:p>4116274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03d1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3cd2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8c91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75cc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4fec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c27a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c77f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7826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3f9e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a5185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2fbe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d7c1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d3bd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8a1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159300000000" calcext:value-type="float">
            <text:p>41159300000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cc0a7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36d3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a5c3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139427" calcext:value-type="float">
            <text:p>4113942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31ae3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985bc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048972" calcext:value-type="float">
            <text:p>4104897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c921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dac67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8bd8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0e2d5f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1348E+093" calcext:value-type="float">
            <text:p>4.13480000000000E+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9769313486232E+308" calcext:value-type="float">
            <text:p>1.79769313486232E+3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8dc6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e011b7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1b0a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f2330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5d18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a79b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01d93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2b414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6a15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cee4b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9769313486232E+308" calcext:value-type="float">
            <text:p>1.79769313486232E+3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95367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7de9d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4635a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0175a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e5b25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a2eb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dab4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58de6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d9bf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08cd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9cbc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8b6d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a129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9caa6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548e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1dd74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b895e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8d44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c045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a5383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3616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e08c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113312" calcext:value-type="float">
            <text:p>4011331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aca3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7b4a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ec67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b408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eaaa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567d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82ed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e9e14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a449e8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1ea5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9d932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01a6d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88bf2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0f84f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5c5b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f52e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369445" calcext:value-type="float">
            <text:p>4136944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6528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88c5d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de963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a0ca4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2b81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a4a06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fb5e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9cad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d685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a7be9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c66f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7c641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47a05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02cef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cf19f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5c26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77a3b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a91e1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11b44c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144E+214" calcext:value-type="float">
            <text:p>4.14400000000000E+21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d52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835277" calcext:value-type="float">
            <text:p>408352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9769313486232E+308" calcext:value-type="float">
            <text:p>1.79769313486232E+3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13ef6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072c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cff9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d2b6d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96b1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58a8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3f29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9ffec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117cae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215603" calcext:value-type="float">
            <text:p>4021560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f4a8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b2f9d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b0d9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3de8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157d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9b0f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3146" calcext:value-type="float">
            <text:p>41314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14dcb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27ee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05fe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ae3e8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1f33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24325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ce1a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16d6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fb374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8a75f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ac9ef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e5cbe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a5eff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d9a50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836aa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36ac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683432" calcext:value-type="float">
            <text:p>4168343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b10c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f9abc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b5f2e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f035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cd54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8227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758d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c1fc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d8e2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4cce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bffca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ee60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73ef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8a29a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41d3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61f98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dd28dd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33c75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a719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3e84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1781E+026" calcext:value-type="float">
            <text:p>4.17810000000000E+2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97be0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2d3ca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16ce0c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1222E+086" calcext:value-type="float">
            <text:p>4.12220000000000E+8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90114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b8c9b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d632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9bdf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7f3e8c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259756" calcext:value-type="float">
            <text:p>4125975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533b0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ca58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d10c88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3d21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97ad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9440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f655e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acd4c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08c0b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d916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b31db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311639" calcext:value-type="float">
            <text:p>4131163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4d05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6de2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a66d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d4eb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8833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0dfc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7c05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46b7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d11c0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e67d60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fbaa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3f5c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5cdd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ef86a1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e5fc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661fd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118150" calcext:value-type="float">
            <text:p>4111815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62f64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0c854f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465012" calcext:value-type="float">
            <text:p>4146501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ad4e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1591d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a222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a89f7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dbf64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ea9a3f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d3d4a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02b5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2de8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f83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828318" calcext:value-type="float">
            <text:p>408283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7aee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cc2c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674f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4fda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ee4a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b726e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d97bf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035021" calcext:value-type="float">
            <text:p>4103502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fee5c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0baa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861594" calcext:value-type="float">
            <text:p>4086159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16dc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b1595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959c3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fcd8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f2b85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c4f6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dfce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2247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29f7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8d1d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b7d9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3306a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d219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978c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483b2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ae17d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9a41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13b54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5a3cb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ae59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c9c3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cf09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2b53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199d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bd5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83f7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e57d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72553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ef64b1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dd6a4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a4603c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792022" calcext:value-type="float">
            <text:p>417920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104E+054" calcext:value-type="float">
            <text:p>4.10400000000000E+5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cfe3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8eda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e3c7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f29b4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6ea9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060f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df69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fde3b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3de96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915d9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4de0d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eaaeac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f57b2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7d3f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efb6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faae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a792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b3c20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f88e3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5da6d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b3b9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5e0f8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33ee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a6f62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438cd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2643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b65ad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f5dbe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125170" calcext:value-type="float">
            <text:p>4012517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a89b2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fce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419295" calcext:value-type="float">
            <text:p>4141929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53b3c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e0ac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6b80e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425d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fcd77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ad9ab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3e24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a4a5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f7c2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0c05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fa1a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d1cd9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12a95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f4e8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9769313486232E+308" calcext:value-type="float">
            <text:p>1.79769313486232E+3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f237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f0fc3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58aec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68d3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87736e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881957" calcext:value-type="float">
            <text:p>4088195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9cc1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734c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a08af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c305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2623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b336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0c4b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8d5f9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b01b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4ae9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a7d6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90c7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d37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6810" calcext:value-type="float">
            <text:p>4168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8ef05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e809bb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bf32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1c27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380f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b967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2c84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dbab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15de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000138" calcext:value-type="float">
            <text:p>4100013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f3e8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8102b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87f5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dcaf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5c3a4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70e41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1d7a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0dab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36dd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843a3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fa161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5d00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5508c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373f1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47fd9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8523f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202715" calcext:value-type="float">
            <text:p>412027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0d5c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15eb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9abd3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90f78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8d6d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a2c6f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46ef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a995e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9769313486232E+308" calcext:value-type="float">
            <text:p>1.79769313486232E+3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8244f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dfec2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29f2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2805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bfeb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28f9b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e406f5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47e0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8096a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684142" calcext:value-type="float">
            <text:p>4068414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0b7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149E+113" calcext:value-type="float">
            <text:p>4.14900000000000E+11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2bac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242400000000" calcext:value-type="float">
            <text:p>41242400000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3fe2f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7f61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d3e9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ca75d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5c5d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ce99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1a0f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bd9d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6dfb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2ffa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34b8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fadb9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f7ad1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a577f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e72989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59bfa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19376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89d9b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a4dad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c329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eeda7b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e6c2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6710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26efb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2ea3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e7a7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88fe9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a7429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85b8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ded49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7c63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459b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bb02f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3765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da8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d263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82ff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f496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6264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f0fa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49245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197ab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e6b1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e1fa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6c36b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2357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48f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894244" calcext:value-type="float">
            <text:p>4089424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b912e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5bf3d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d53bff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f47cd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15a48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744c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23fa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285358" calcext:value-type="float">
            <text:p>4128535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5bf4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dafbc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bf4a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386b2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ce82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3bad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427480" calcext:value-type="float">
            <text:p>4142748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4488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aaec0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039e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16ec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3697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7665c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8903d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cb5a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835ee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d5c12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b20c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fcf1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5ee4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faac8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45e9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a8f6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4789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35b93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b63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330839" calcext:value-type="float">
            <text:p>4133083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4312d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2a7f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c06d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9180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f0ce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930963" calcext:value-type="float">
            <text:p>4093096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50ca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681f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19b38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8c78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d1ecf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d5ab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f1ec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591371" calcext:value-type="float">
            <text:p>415913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c243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97c70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879c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814c3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2264a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28a50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b86b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3b9e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cfc2a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a2e9e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a2205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e56f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70115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588c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9b28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1d9dee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189103" calcext:value-type="float">
            <text:p>4118910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29dce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a0f6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92fa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e63d17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4ed4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e1c8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89bf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c7c5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648964" calcext:value-type="float">
            <text:p>4164896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1637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1ef2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f3ed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fa1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b6052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b630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38487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86f8b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70248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5076c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db4b4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78fd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efaf37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79df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641329" calcext:value-type="float">
            <text:p>4064132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b1cf8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be9d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a124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79c24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df4ed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c709e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570193" calcext:value-type="float">
            <text:p>4157019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a1ea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6800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9732c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dade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0f6aa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1b5e8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c93c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07bd2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e3f4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bd6b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3de6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d7e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1574E+069" calcext:value-type="float">
            <text:p>4.15740000000000E+6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ee0fc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168E+130" calcext:value-type="float">
            <text:p>4.16800000000000E+13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2d2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84bab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13a92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b784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002f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47a20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f641c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5e83c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8afdd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f6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d95d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a880d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362090" calcext:value-type="float">
            <text:p>4136209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e9ea4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adf15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d222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75bf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d78b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8bb8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aa13c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66f5f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627170" calcext:value-type="float">
            <text:p>4162717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b53c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c2f55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0b0bd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630127" calcext:value-type="float">
            <text:p>4163012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c3d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e2ed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a4f8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b1e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271004" calcext:value-type="float">
            <text:p>412710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d227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d7b6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bfa4f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341316" calcext:value-type="float">
            <text:p>4134131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d7e6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8746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2db5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51f5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ef9ad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95169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2b53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87b6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d2bdf8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ff27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3dd04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dce0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e9ce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e7663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d131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c585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9ae13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91f5f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7ac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2eeb4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cd5db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d55a7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7f7e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7da9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13f32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315f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fdd53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21f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209164" calcext:value-type="float">
            <text:p>4120916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95c9c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c64b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9c1f9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0d655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921b5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4cbc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829963" calcext:value-type="float">
            <text:p>4082996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398f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9769313486232E+308" calcext:value-type="float">
            <text:p>1.79769313486232E+3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ce40c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444d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badad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927857" calcext:value-type="float">
            <text:p>4092785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084b6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d254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c51e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89c6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97d9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f30a3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1975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04a6c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53fe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b431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bd6f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d37d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31da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0d3bb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413721" calcext:value-type="float">
            <text:p>404137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841086" calcext:value-type="float">
            <text:p>4084108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5e5f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0df2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ced2b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692559" calcext:value-type="float">
            <text:p>4169255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f777c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304682" calcext:value-type="float">
            <text:p>4130468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48cc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a43c3d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719333" calcext:value-type="float">
            <text:p>417193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5cbf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c013b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35b4c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b421a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dd94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a92ef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f8475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d5fd2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ac06a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9769313486232E+308" calcext:value-type="float">
            <text:p>1.79769313486232E+3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e8f85a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51160c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565772" calcext:value-type="float">
            <text:p>415657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169777" calcext:value-type="float">
            <text:p>4016977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9856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19a8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17cc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d7a7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4b83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4a11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70b0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6c0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554387" calcext:value-type="float">
            <text:p>4155438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fd46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a75b3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e68e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6d92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e7d084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09be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8f7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758755" calcext:value-type="float">
            <text:p>4175875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667d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0f9c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d62a0f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83c58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fda61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aaf43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c9c5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9d1a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81d41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15c7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e4dd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89000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f67c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9f9d7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f02b9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2539a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5707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4c2b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e069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1f041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de6da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98e2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d048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3b7e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874b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b6d6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29111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c68d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c094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3885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1f0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4e25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4821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2d2c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5d3b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a6aa5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c266f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f863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749b3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221d8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0e2a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2dd27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da0ed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789690" calcext:value-type="float">
            <text:p>4178969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7da13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b0cd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0793e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e9b192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7cf8a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feb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326739" calcext:value-type="float">
            <text:p>4032673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2e74fd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896550" calcext:value-type="float">
            <text:p>408965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267968" calcext:value-type="float">
            <text:p>4026796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f552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52757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50bc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9769313486232E+308" calcext:value-type="float">
            <text:p>1.79769313486232E+3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599029" calcext:value-type="float">
            <text:p>415990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111512" calcext:value-type="float">
            <text:p>4111151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d6e9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b804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3863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3e15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bca62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ce02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545d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d3fe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bec9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e1b289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f275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6d8fc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378503" calcext:value-type="float">
            <text:p>4037850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42ebd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f6f8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da931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73b9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8aa43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444a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70b2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1401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ebc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2a86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17cb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85a7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1fd8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4c687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d664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6f8ef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4aa46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79ed5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9524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82a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480649" calcext:value-type="float">
            <text:p>4048064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9685f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ecfb5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871a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84467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fa3b3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e67f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97ab9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e2279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540f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81ad6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21cec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4b07f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9769313486232E+308" calcext:value-type="float">
            <text:p>1.79769313486232E+3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faf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760505" calcext:value-type="float">
            <text:p>4176050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010a5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d74d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574524" calcext:value-type="float">
            <text:p>4157452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efeb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658b2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d37e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7593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b605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41481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52fe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774410" calcext:value-type="float">
            <text:p>417744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73f13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675a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0965f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652600" calcext:value-type="float">
            <text:p>416526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53c6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decac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ba48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76b84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3188a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d184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705825" calcext:value-type="float">
            <text:p>407058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7d5e6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5071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455bf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02e4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d7ac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b03bd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393a3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da54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40c80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9d224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3e47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351a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58fe3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54747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0898e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9769313486232E+308" calcext:value-type="float">
            <text:p>1.79769313486232E+3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8a79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86dca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9a8a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feba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9bafc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738ddf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108208" calcext:value-type="float">
            <text:p>411082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4bfb1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21fe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c5b6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f51a8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fe6f9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8bd8b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076579" calcext:value-type="float">
            <text:p>4107657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b7c7f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c0a92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46c93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d3af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184374" calcext:value-type="float">
            <text:p>4118437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9e75e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234274" calcext:value-type="float">
            <text:p>412342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469202" calcext:value-type="float">
            <text:p>4146920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1c45c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f4ef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a9194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af5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2a09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0acc3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03d34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6544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79c2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0e4c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405b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144c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0d07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1dd9f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9769313486232E+308" calcext:value-type="float">
            <text:p>1.79769313486232E+3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0549f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e9b8c7d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204825" calcext:value-type="float">
            <text:p>412048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dade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0dfed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401618" calcext:value-type="float">
            <text:p>414016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66b6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ae52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dfd0a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9769313486232E+308" calcext:value-type="float">
            <text:p>1.79769313486232E+3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751c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9350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ad880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2723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98ef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eab03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84a9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bc6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49e4b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3407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e670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aa587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b7db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dc89aa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4c867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d8c4f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596f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e0d3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d32f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aee92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986ae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f42bb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b8a1e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c7d9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c335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ffa15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c93b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29ec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2ad75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88dc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a23ea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620796" calcext:value-type="float">
            <text:p>4162079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385aa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9769313486232E+308" calcext:value-type="float">
            <text:p>1.79769313486232E+3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a6816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e3a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453960" calcext:value-type="float">
            <text:p>4145396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b8b4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a00c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7b28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fd978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90cfb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99bd9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d24b9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93f21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b34e6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6abf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f9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7b46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3dee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1c124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4fa77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2645f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035584" calcext:value-type="float">
            <text:p>4103558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019de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e97b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e498b3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cfb2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04d9e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37700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588f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4ab9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7e398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ee979a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d1c92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6489b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458623" calcext:value-type="float">
            <text:p>4145862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f728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9d5f2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ff0ddc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572513" calcext:value-type="float">
            <text:p>4157251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d7b5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7eec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100f7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7c4c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8f3ea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fb562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dce16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177d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abee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24fa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07c6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194955" calcext:value-type="float">
            <text:p>4119495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4b3f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bd1e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9b0d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0d2ed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ef81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6abf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89045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cd41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e1a7b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6d7f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cb7b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9769313486232E+308" calcext:value-type="float">
            <text:p>1.79769313486232E+3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1111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3f6fff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69060000000" calcext:value-type="float">
            <text:p>4169060000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083a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fd172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d11ba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7a8b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980dc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41f26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bac9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4f2ea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84c8e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255e8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23c6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0f711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eb71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48c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3162b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2001bf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250000" calcext:value-type="float">
            <text:p>40250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82a9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1b13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99176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8e455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d0ba7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10de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e7db2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049235" calcext:value-type="float">
            <text:p>4104923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8fcbb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0ae7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812f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c7b7c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d0a7b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1119" calcext:value-type="float">
            <text:p>41111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97a9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fe2c1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9a7b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a2469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b1cf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289140" calcext:value-type="float">
            <text:p>4028914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ccfe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ee89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d911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0189E+023" calcext:value-type="float">
            <text:p>4.01890000000000E+2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124fb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106509" calcext:value-type="float">
            <text:p>4110650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4dea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56c3f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cbdb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cdf1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bde1f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9d09b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9769313486232E+308" calcext:value-type="float">
            <text:p>1.79769313486232E+3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b7cb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c0af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1bb63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722a4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001c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b7fc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4706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0b04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a7257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d676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13ab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4ac9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dc4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8286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9769313486232E+308" calcext:value-type="float">
            <text:p>1.79769313486232E+3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380552" calcext:value-type="float">
            <text:p>4138055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b6db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078a1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4d53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a565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a02c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afcb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f6f69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eaccd5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fdb5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12c4c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422421" calcext:value-type="float">
            <text:p>4142242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d974d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80ea4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5c31b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2d2af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b99f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3176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a4709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8248e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331931" calcext:value-type="float">
            <text:p>4133193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db8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f929fa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8792000" calcext:value-type="float">
            <text:p>408792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a2959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cfe32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5042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57dda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0de6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554f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a25dd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638ee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0c2b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e622e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db8e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b190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1c5b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8b5a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b4a29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72c2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b1220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7c09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b2a09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54b6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7dde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05cb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0962c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13770" calcext:value-type="float">
            <text:p>411377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037423" calcext:value-type="float">
            <text:p>4103742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859ce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b9c6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5a355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810d0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0316b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f4ad8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1d15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08b74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9eb5e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7c8b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30c3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52bfa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c147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befef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757299" calcext:value-type="float">
            <text:p>4175729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8d8d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9a8d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08b9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a9e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1125E+086" calcext:value-type="float">
            <text:p>4.11250000000000E+8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71fe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072af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aef8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ddc11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f6360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03af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8d7ce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377bf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0d11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a365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eebe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39f9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ba5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457936" calcext:value-type="float">
            <text:p>414579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109876" calcext:value-type="float">
            <text:p>4010987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dc085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7f3fe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5f77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031f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f2ae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fb805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4cf8d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3dad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b3a95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72e23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94d7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a55af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8d6f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93b21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d4c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d66af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0f8f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f16c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ac4a0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bfb31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f463a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ecbfed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697f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5a9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273115" calcext:value-type="float">
            <text:p>412731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0ce5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a4aba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ad0a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6a11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a0ea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ef6c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a94a8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cef53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9dc7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4d73f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290995" calcext:value-type="float">
            <text:p>4129099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2ae6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c0ab9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d9c8d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720c4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1d0e5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18c78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f308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bd4a58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015d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d8f93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d6a02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207d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d726d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417518" calcext:value-type="float">
            <text:p>414175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0dd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5c53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7d50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eeae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d6dd9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de0c4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843c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000443" calcext:value-type="float">
            <text:p>4100044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9d6d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ee4d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b425d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8cd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9769313486232E+308" calcext:value-type="float">
            <text:p>1.79769313486232E+3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7e32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5bbd4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06154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e7d94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06a3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01db1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9df9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33b54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8f74bc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301176" calcext:value-type="float">
            <text:p>4130117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c1dd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8fa9e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007190" calcext:value-type="float">
            <text:p>4000719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2269f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332507" calcext:value-type="float">
            <text:p>4133250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1204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42de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9343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83fb8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f3e64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71bcb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297335" calcext:value-type="float">
            <text:p>4129733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561f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b755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1b6f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acc6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54c2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1379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f792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9c33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0425" calcext:value-type="float">
            <text:p>4104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4daad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b7ab1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c873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a0cbb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987f9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cfdf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a457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f25a3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4b85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a56e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552bf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723532" calcext:value-type="float">
            <text:p>4072353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a734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bbcaf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fb25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2e4e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721362" calcext:value-type="float">
            <text:p>4172136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898e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db22c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d80d0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0bba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b824a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a2d0f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98610000000" calcext:value-type="float">
            <text:p>4098610000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8bb8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6cea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17d1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15755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c8fa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7e5b4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d7d3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9b28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b6c6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d0234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a186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7ac2e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470264" calcext:value-type="float">
            <text:p>4147026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45dd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1b29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bbab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bd69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162449" calcext:value-type="float">
            <text:p>4116244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8480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1280e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409c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7fa5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52eea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61d2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988da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24d0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a4475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d027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9519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38c2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64cd9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41a5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b4b5a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2ac1e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d6c9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0a2a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d48e9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8e1b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f4aa5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eb6759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9730e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8db2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d5fdb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9769313486232E+308" calcext:value-type="float">
            <text:p>1.79769313486232E+3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9196d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9c724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5a33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7802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45d6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deb4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0a8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586731" calcext:value-type="float">
            <text:p>4158673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bcb4b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6563000" calcext:value-type="float">
            <text:p>416563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9769313486232E+308" calcext:value-type="float">
            <text:p>1.79769313486232E+3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22c7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7b0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85400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f2ee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820519" calcext:value-type="float">
            <text:p>408205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343425" calcext:value-type="float">
            <text:p>413434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8624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30fb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68ef8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98964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67436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f319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fab42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eeabd7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b30d9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30dc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d1e04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df45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0db3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4248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b5fe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ea6c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9c7c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e3fed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230433" calcext:value-type="float">
            <text:p>412304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bd988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ddd04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f6d6c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d98b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a898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67bee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9f8a5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bfcf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952f7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ef4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e7fc0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ecbe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675663" calcext:value-type="float">
            <text:p>4167566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00f3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55ad7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a692d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9769313486232E+308" calcext:value-type="float">
            <text:p>1.79769313486232E+3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c8c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f868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5d95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8c267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ad1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701564" calcext:value-type="float">
            <text:p>4170156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a03cc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d67d4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439e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2b1d6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2795a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dc036c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690748" calcext:value-type="float">
            <text:p>4169074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ce99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5b4c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afded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90aa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9a6be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c3b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244b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6255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8386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cdc7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40d7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537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ba85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92ba4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a8e4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9032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878c9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4f2a5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58fa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b899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1a3f0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3a2e0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65a9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9b95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fd53c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0664f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df34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94e3a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96fd4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97e9f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4de47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c3420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1a9b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b688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17a8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4f73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5e8ff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301f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9013c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fdc6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fde7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a10a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a28a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f70d9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36dc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a5b7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a913e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5cd03b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9769313486232E+308" calcext:value-type="float">
            <text:p>1.79769313486232E+3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d0ccc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2bda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ef9404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16f1eb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291837" calcext:value-type="float">
            <text:p>4129183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dc1ab6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8acde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ab17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f769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fd8c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b180c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2dae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435100000" calcext:value-type="float">
            <text:p>41435100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3a616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d155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9d74d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f559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20c8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65e6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4af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2859b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8c75b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08d8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542710" calcext:value-type="float">
            <text:p>415427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b4f2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dbcd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794d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b555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246c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ec8e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7a17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4606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718680" calcext:value-type="float">
            <text:p>4171868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f7357e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487389" calcext:value-type="float">
            <text:p>4048738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a9eb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fa3c2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f07a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aa05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b9295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eeb93c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f700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080041" calcext:value-type="float">
            <text:p>4108004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aae8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a189d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051591" calcext:value-type="float">
            <text:p>4105159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cb478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65b8e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e443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fc75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bc5d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1388b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660237" calcext:value-type="float">
            <text:p>4166023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dfbe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abf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115166" calcext:value-type="float">
            <text:p>4111516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d7716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33d1b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edf823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bbff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2ef53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f5999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d4bfd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ea1e5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6678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c7ccd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137E+286" calcext:value-type="float">
            <text:p>4.13700000000000E+28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70b4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a0051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e9956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01a5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daea0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8b2e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b0352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60bc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859719" calcext:value-type="float">
            <text:p>4085971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d30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f74b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f8738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88a48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f3c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1ffe6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58ac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53e4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5fb7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6ba99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b47d9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3686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fbda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ec5e2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fb3b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39c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185893" calcext:value-type="float">
            <text:p>4118589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284e7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0dfe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ec02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6906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d184dd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9769313486232E+308" calcext:value-type="float">
            <text:p>1.79769313486232E+3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a91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5f51b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526017" calcext:value-type="float">
            <text:p>4152601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5ee5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f5405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29eaa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bfa1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2e72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ef55a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b6ec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dad5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97fa2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f555c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eb59ed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061f7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fe92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ba87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b8e48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b3c6f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bab94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4511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50128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e882a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afda7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c5d3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8e47e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0cd25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b63aa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5b460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31f2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bac6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684571" calcext:value-type="float">
            <text:p>416845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784b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3f0cc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e33c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b165d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b47bb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a2dd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f40a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3d15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59ca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aa9b5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de5b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823c2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b5f54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f6d9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81858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ad462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2f7f8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1aa63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3ffb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030f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b55c6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1100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903c6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1c2da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c19ff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a1d6b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228b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17a17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27af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f8bd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62dd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9ffa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74f0a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c619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02c5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d319c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68f6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8f995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b759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70b03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d1a5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f2b6a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9769313486232E+308" calcext:value-type="float">
            <text:p>1.79769313486232E+3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781501" calcext:value-type="float">
            <text:p>417815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9191d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b9488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9d702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951a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34dd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e2df37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9b39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dfc0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3c7d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cf8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ea0ed9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bfbd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de36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7302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8f21ba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1405E+054" calcext:value-type="float">
            <text:p>4.14050000000000E+5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d780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00481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f4bbe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c161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4739a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951496" calcext:value-type="float">
            <text:p>4095149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f97f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330305" calcext:value-type="float">
            <text:p>4133030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256f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b0d8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f2f1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3dc54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11a37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6e8a9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1e194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da639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846e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c7cd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1da9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dca5e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f1ec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8d68d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990c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997c2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3ac6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e982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62e7a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18fc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5c85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953c4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1ee1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c845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d5604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31303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51ed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e478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dacb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844eb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289b1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12d50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d34e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caaed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627a8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8cee1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a9f10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049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fd9f1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d3f6d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566361" calcext:value-type="float">
            <text:p>4156636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1545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0d429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9eb3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1275E+101" calcext:value-type="float">
            <text:p>4.12750000000000E+1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e193ad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c17a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b0b0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d7d196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4d19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c9ad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6c57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fb7d9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7a23c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6939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a1fd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d5aa0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5d93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da1ce6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1ab5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c004a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2da99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ad8a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ea6afa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89807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0ddd3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b69a0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9b8c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39c4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5a2d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6f82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b3ff4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64cf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fcc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295940" calcext:value-type="float">
            <text:p>4129594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dab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123144" calcext:value-type="float">
            <text:p>4112314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8ae1d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62da6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32e5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d213f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5516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cf9e7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66c8c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9769313486232E+308" calcext:value-type="float">
            <text:p>1.79769313486232E+3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d3d9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3d20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dd5ec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62da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515a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a0b58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f62ed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0800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6ccdb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04ce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550132" calcext:value-type="float">
            <text:p>4055013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bd55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172029" calcext:value-type="float">
            <text:p>4117202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ef90f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624702" calcext:value-type="float">
            <text:p>4162470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330be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abe27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711aa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0c3fd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5bd9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59fe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0bb8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fddb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2c434c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797221" calcext:value-type="float">
            <text:p>4179722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31d38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8aa6a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ec39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144420" calcext:value-type="float">
            <text:p>4014442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fe0b0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29df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24ea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85af1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45355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ab2bd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efda7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1a81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07ce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86d4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cdb8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864e6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36b64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dc31f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7e9f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ca6a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dcd4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4ace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a52fb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684fa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7bce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6155d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fd9e9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8786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0444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95894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1ea8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b618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017f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15c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607290" calcext:value-type="float">
            <text:p>4160729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71d79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4d303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2c13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a3ea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932c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826b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b3c48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6417a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0628E+062" calcext:value-type="float">
            <text:p>4.06280000000000E+6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a49f0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31cf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92dac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fffa3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ea33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1575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f9477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c707e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460449" calcext:value-type="float">
            <text:p>4146044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f3b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768468" calcext:value-type="float">
            <text:p>4176846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dc12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ef221a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b1c1d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c732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7d55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1f9c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209087" calcext:value-type="float">
            <text:p>4020908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66dc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114d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8d23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a752e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c493f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c1e4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66aa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a44eb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42deb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e915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c099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b7c92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734f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e591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a162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85129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fcac7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f172c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dfcd70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af9f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54a77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7fdf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a358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2eb91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5bf2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1c69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83cd0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bf8b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99bf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9769313486232E+308" calcext:value-type="float">
            <text:p>1.79769313486232E+3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10736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cd2d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3f83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cef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a0f89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42a8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90d6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5b9bd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651d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9c50d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457850" calcext:value-type="float">
            <text:p>4145785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25b7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0be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cad4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0b49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ad45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d4f9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70acf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e636d9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f494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204c1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62de5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e8e7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43a4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8cbb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d065d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2600000" calcext:value-type="float">
            <text:p>412600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64c5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8ff1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3e735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925f7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51bf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31beb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d27f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a0b0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f9d7f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2a4f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a630d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3d2f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af48b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4dd78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f2968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9ffd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d9ba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ebf102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f568d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d0e0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234815" calcext:value-type="float">
            <text:p>412348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9bf3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d7fb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8522a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3c3f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4b54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9d89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ffc8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11b28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6de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5ff29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f678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ffbc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766fff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789741" calcext:value-type="float">
            <text:p>4178974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cf9f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d4175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5bf3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ae0a0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6f7a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9769313486232E+308" calcext:value-type="float">
            <text:p>1.79769313486232E+3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a1d6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aca9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eb60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6fae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a0aed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8b5e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149691" calcext:value-type="float">
            <text:p>4114969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d072e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e5a928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d069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d56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d298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d2089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fe7c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03b5f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5b999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9c05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8ebc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b6a60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813e8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6eae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63c4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07d4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486e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ed38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9aee8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7a4a7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492b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47c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162915" calcext:value-type="float">
            <text:p>401629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ba46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9d335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054d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f4b4f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eb2926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46ab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e44164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a2b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9769313486232E+308" calcext:value-type="float">
            <text:p>1.79769313486232E+3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ecf546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731b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bcf8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3a42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c580fa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bb75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491a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5ef9d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aaef5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75f5a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13117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616f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546859" calcext:value-type="float">
            <text:p>4154685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b00a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ad287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8ef4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9d42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40b7c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6781000" calcext:value-type="float">
            <text:p>416781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799b9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910f7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50c28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d05a9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7216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d610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465c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cb5f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1cbc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177626" calcext:value-type="float">
            <text:p>4117762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5b848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044d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df0c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e12db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705180" calcext:value-type="float">
            <text:p>4070518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4653c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e48d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7cbb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662697" calcext:value-type="float">
            <text:p>4166269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c387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750d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9769313486232E+308" calcext:value-type="float">
            <text:p>1.79769313486232E+3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d7cdb5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35a4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80c5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bfd8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27ba1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0fba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5d1a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dfa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87d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543890" calcext:value-type="float">
            <text:p>4154389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b40df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589a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e43e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da32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5d56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2a9b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94b25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e96ceb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d0feb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13a4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4fb4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810a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9e9a5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10fa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9a59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ecb04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8db5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fcc2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9ce8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61eb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737029" calcext:value-type="float">
            <text:p>4173702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acb6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497902" calcext:value-type="float">
            <text:p>4149790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b7c8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6c8e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736787" calcext:value-type="float">
            <text:p>4173678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c78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f935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416188" calcext:value-type="float">
            <text:p>4141618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a7ad4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a1a6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9769313486232E+308" calcext:value-type="float">
            <text:p>1.79769313486232E+3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a7f5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7c5bf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058671" calcext:value-type="float">
            <text:p>410586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56a09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1c0a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fdf9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9103f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be08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a233d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71bc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3f1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206711" calcext:value-type="float">
            <text:p>4120671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f056f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fb2d6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dfd1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441b6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9ac5b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7cb9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1c964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81a60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296fe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1709E+097" calcext:value-type="float">
            <text:p>4.17090000000000E+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0313E+025" calcext:value-type="float">
            <text:p>4.03130000000000E+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95fd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4061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8c7a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afd33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567a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dbd5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d9b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fa95d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f079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9769313486232E+308" calcext:value-type="float">
            <text:p>1.79769313486232E+3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9769313486232E+308" calcext:value-type="float">
            <text:p>1.79769313486232E+3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5a6b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f4a5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2b0f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7c73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870b6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0f2b6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7b8c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776d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431e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70e7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aa1b1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22f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681553" calcext:value-type="float">
            <text:p>4168155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2706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67ea8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73ae4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3436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c91a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fd97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792f6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5f17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3df9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85aa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bebe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094733" calcext:value-type="float">
            <text:p>410947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617f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e2e5a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ed2435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654a4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89de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16373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3fb5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8218b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c146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2f0a3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a7919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fdf4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d54b1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2cfe8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4112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06d02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04d2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8c806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1c95b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0af65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03ad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c821f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ec020c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d998e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c6edb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ac9fe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2bdf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cbd4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deea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ea9d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6047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80d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116344" calcext:value-type="float">
            <text:p>4111634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c969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25b3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6804a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5fa0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b2b4bf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948883" calcext:value-type="float">
            <text:p>4094888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41ce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84324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e0d0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3db6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cbeb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94ca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57fb8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e72b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9333b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f87e2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83c1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d8aee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c79e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714056" calcext:value-type="float">
            <text:p>4171405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4b0f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d28cc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21e0d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7ec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b808a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edb6aa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bb62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aae3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cdfd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9e1b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f822e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cbb32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b879d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612a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f706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5270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cadc4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05fb7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4aca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e63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36c9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2d6b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f613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96b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3f785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14a7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8b55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01a2d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ed0f2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8448d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95a8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ffa5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b6ac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e5e244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bf369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eede44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253e6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fb83d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21d5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733b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af473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dc5d9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0aa1c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133E+089" calcext:value-type="float">
            <text:p>4.13300000000000E+8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1105a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0351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19d0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126128" calcext:value-type="float">
            <text:p>401261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019969" calcext:value-type="float">
            <text:p>4101996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b20b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2fc3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a82fce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723051" calcext:value-type="float">
            <text:p>4072305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2ab34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e716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d8d45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bf74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106fb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908b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799928" calcext:value-type="float">
            <text:p>4179992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c80b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dbbdbb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099386" calcext:value-type="float">
            <text:p>4109938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8d594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2aed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17a5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c8d25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f756a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f9e21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3379e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96f85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dbfb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f2cccc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438926" calcext:value-type="float">
            <text:p>4143892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2b018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da7c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0e8ec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a268db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424018" calcext:value-type="float">
            <text:p>414240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53d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315491" calcext:value-type="float">
            <text:p>4031549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53c4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a431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d1c2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fe91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8b47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54b6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be06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cd06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939f7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5798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0c432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7ae9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70d10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52efc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24182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0876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9bac7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4b15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fc3a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b21bb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7906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8d470e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527440" calcext:value-type="float">
            <text:p>4152744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f6332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2c7d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0381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ebd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429855" calcext:value-type="float">
            <text:p>414298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497099" calcext:value-type="float">
            <text:p>4049709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87f4b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eed7a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379875" calcext:value-type="float">
            <text:p>413798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e3d6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af9d6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f032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6f1e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34685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361f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a784b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dd3a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f1b7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da64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3a61c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9769313486232E+308" calcext:value-type="float">
            <text:p>1.79769313486232E+3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b8f1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af3cf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61bfe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9654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c4fd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033a7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a4e6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133E+047" calcext:value-type="float">
            <text:p>4.13300000000000E+4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9dae5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139da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3be75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03b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150379" calcext:value-type="float">
            <text:p>4115037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db71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2d36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75f9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8d8b8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381c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fdf02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7eede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98f9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679a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6e0c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6a9a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9db9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aa32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db270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a56e3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2ec8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c2bf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a9fb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e82ab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3ca6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987d5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b3552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01a4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da1a9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d1bb9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3fa8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d4350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dc53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2f46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29565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0b22c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0ab7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d290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a285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25ce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f74f4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d240c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24bc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687980" calcext:value-type="float">
            <text:p>4168798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9f341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d2591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f232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25d6b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79f6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996d6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f8599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545f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8e2a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ad98f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24b4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cad0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d3b84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0b5f2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cc75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51f7a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9769313486232E+308" calcext:value-type="float">
            <text:p>1.79769313486232E+3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183c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f39f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f58f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876c8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cc7c8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0886b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461b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6b89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449fd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6be9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5a27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ad4c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b214c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e1bfc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450471" calcext:value-type="float">
            <text:p>414504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236f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d3f2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e7a1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181a8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9f5d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d54dd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b4c9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2d87c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417364" calcext:value-type="float">
            <text:p>4141736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d97e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f858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2d3e2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64dd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c4ce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06f0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fc33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d0ec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fa9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e75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818a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393891" calcext:value-type="float">
            <text:p>4139389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95c4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149ae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ffe24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5a63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be55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b274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310a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a77db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4ebe7c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501511" calcext:value-type="float">
            <text:p>4150151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726a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0eec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e8f2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d2d4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ae4a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24d85a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7879" calcext:value-type="float">
            <text:p>41787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dbd1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aa97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611c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fa855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afc83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c5f9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18f8b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6680b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888266" calcext:value-type="float">
            <text:p>4088826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ed3c9c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c221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b7bc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8ec6a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fa4ce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536016" calcext:value-type="float">
            <text:p>4053601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d9141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f3ac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a7e4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21bd7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e99cc9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58ee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757c5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61f8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5a3f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a42dd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cb666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8664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8d981e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745170" calcext:value-type="float">
            <text:p>4174517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d693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22ce4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20e8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f0256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03ea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3d44e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e0bb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c9e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638316" calcext:value-type="float">
            <text:p>4063831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a8e78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86fbb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7dfc5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a84d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c5b3e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106E+268" calcext:value-type="float">
            <text:p>4.10600000000000E+26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9ce6d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713343" calcext:value-type="float">
            <text:p>4171334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36c6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f2125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bb18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dede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fbaf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114069" calcext:value-type="float">
            <text:p>4111406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b275c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365598" calcext:value-type="float">
            <text:p>4136559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5b917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db813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fc26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b178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fee74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413d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22020000000" calcext:value-type="float">
            <text:p>4022020000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9a08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c44c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0936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f3be6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5739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3a7ca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8cfae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9769313486232E+308" calcext:value-type="float">
            <text:p>1.79769313486232E+3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312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aeb9d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ee9bb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765ef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9dc15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4b5d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bb315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e9d6da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8224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06f5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09cf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3fe1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646ed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a3bab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538fc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49c8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8c1b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f5f33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45ee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0f64e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a6d3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b0e58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98b3e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40dc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9769313486232E+308" calcext:value-type="float">
            <text:p>1.79769313486232E+3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ced6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decf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9769313486232E+308" calcext:value-type="float">
            <text:p>1.79769313486232E+3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dc644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88d4d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a4ba4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e9f7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bc75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0613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c373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f7f8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a733c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39d5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46a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d08c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40cb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a0fc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20db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253a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6e53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dc7fb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ade05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9f4dec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693977" calcext:value-type="float">
            <text:p>4169397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b4f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9769313486232E+308" calcext:value-type="float">
            <text:p>1.79769313486232E+3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3a6b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8783a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fda2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f68f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92b7d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cc78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b42d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65fb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8540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a0bd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8bce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de70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8ba65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91dafd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865574" calcext:value-type="float">
            <text:p>4086557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552a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bba7f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5b206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9bd9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2dcbc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ad4d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f62bd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d7c73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9a50e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5aab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a237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418a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5546b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35c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f67b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8d1d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703a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3298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d1580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6b81b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5808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ab9c3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8b3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d7c08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dc79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f32b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893a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897636" calcext:value-type="float">
            <text:p>4089763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8712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d8aa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7e5d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b3167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b5e9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eade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e5236b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63b5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f3058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083959" calcext:value-type="float">
            <text:p>4008395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43de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6ab3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ef721b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7109a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d587b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742ae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f9f5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a2b9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5dc9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6a2f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d552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9d113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55b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2d5a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7f83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26d27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f5af9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83876a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903405" calcext:value-type="float">
            <text:p>4090340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6a63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67ed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c529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0ddc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664a5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ebbba5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c3c6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d129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126ad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277b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8d2aa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2cd4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525ab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5408b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4bb84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1b23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f008c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dff19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0f0e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45ff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abaac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b8db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9769313486232E+308" calcext:value-type="float">
            <text:p>1.79769313486232E+3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45df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c768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25ac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05a1c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62b2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8885e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943ba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791491" calcext:value-type="float">
            <text:p>4079149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8c7b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09ca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a97b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a833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f014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0758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82fbf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c13d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99c3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9fada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2a92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1344f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9118c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fe9b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af7e9c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396580" calcext:value-type="float">
            <text:p>4139658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fdc4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7b81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2777c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a1e1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ec6bf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81f2c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268ce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1eb7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56fe2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dff01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a459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e66c11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343b0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a31b5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83c05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1729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5000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31df8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ed686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440155" calcext:value-type="float">
            <text:p>4144015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e76b5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90645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02a6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b44d1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b84fc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57cb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6d6b7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4b44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5503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31a2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bc338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a963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b5a49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7f7b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4b45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f0bf8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8f11a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9769313486232E+308" calcext:value-type="float">
            <text:p>1.79769313486232E+3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692d1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660f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25594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e921bb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9fc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5d915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c7a24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dee14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8d6f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df45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90a81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f8b2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1f5a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a82e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1ef54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482b7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f7962f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9769313486232E+308" calcext:value-type="float">
            <text:p>1.79769313486232E+3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4c93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725f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2265f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777156" calcext:value-type="float">
            <text:p>4177715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94804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6b3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520792" calcext:value-type="float">
            <text:p>4152079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5126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6aaff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6bbe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eb91a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79c1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5137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af7af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dfd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f690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b89ca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7f91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6cd6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a854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3d53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fa45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66de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c294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fe5ee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54b28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a2d57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6ecc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e6ef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d35d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2b47f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c00b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45bc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a6d6fb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737210" calcext:value-type="float">
            <text:p>417372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e9bf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a1ec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579a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75cb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8c9c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b86b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112093" calcext:value-type="float">
            <text:p>4111209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065db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614905" calcext:value-type="float">
            <text:p>4161490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8de0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dcc5e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9769313486232E+308" calcext:value-type="float">
            <text:p>1.79769313486232E+3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8a58c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65c0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5dfdd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a6f0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a314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723c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3697e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65a8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aca67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5a53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7c54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d400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a0a1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4fb1f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204821" calcext:value-type="float">
            <text:p>4020482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60ad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255ba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f6fb0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97ce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7f2d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ab389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fded1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d7427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799829" calcext:value-type="float">
            <text:p>4079982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b2c1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cc1c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ecbe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c75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59fd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da5da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349ca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2b30e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715b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94d4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53b3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dbc2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6f29a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9709b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416a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21da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b67a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b7b7e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f5db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7ef7c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d57165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76fb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eb918c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28b80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4bb4f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f45a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08836c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088986" calcext:value-type="float">
            <text:p>4108898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78f0d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dc21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6ef9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cb424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a83d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5bb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5dd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9769313486232E+308" calcext:value-type="float">
            <text:p>1.79769313486232E+3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4ba92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e4122f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aefed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167525" calcext:value-type="float">
            <text:p>411675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f565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02b2a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143145" calcext:value-type="float">
            <text:p>411431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237594" calcext:value-type="float">
            <text:p>4123759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30c6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c23f9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564ce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0c034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847d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4f0e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90fc4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9f6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f8c14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9c8dd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f29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f4de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58c9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149d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5f5d9b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979198" calcext:value-type="float">
            <text:p>4097919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9e17d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ec6f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a622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98fc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4826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6c39d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936700" calcext:value-type="float">
            <text:p>409367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76cb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784c0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4a36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de1d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5be2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99d2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084c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926783" calcext:value-type="float">
            <text:p>4092678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7daf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696c4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fd8df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d1b2c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e7ef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876fd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9232a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0de7f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0188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7603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2a2f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deccd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4ecd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3ecd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73dd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0b59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2f8c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604c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abcd6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c889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d50e6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0f52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63c1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3e7d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f082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adf8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fd5c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98ca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7eb85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8f474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dfa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9769313486232E+308" calcext:value-type="float">
            <text:p>1.79769313486232E+3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9887f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730459" calcext:value-type="float">
            <text:p>407304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6090000000000" calcext:value-type="float">
            <text:p>406090000000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ac2f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078f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13d8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f1e79a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812312" calcext:value-type="float">
            <text:p>4081231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c4ee3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0dff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ff7f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d8a9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9999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ae6b8e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9769313486232E+308" calcext:value-type="float">
            <text:p>1.79769313486232E+3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5f164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d3a9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e84dd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1644E+027" calcext:value-type="float">
            <text:p>4.16440000000000E+2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f838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51c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a8a3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9b5b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8487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569b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98b7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8ea9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517c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b746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6e4b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32836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bdc2e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3a5c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98a2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93daa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a83d8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602a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42e11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4b04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ea06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8cc1be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895087" calcext:value-type="float">
            <text:p>4089508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c2b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cca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bde0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d4d67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e2a9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9189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dd244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278b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d5a616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e6b8ea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da05d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a901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fa4f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09b28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41b8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817a2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bc237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9f1fe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7a1c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884a9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e909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b478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8ea6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f3874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f664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eed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a7be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4169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d8d6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c142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8bee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9370d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49e48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939d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423a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0a3b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5b586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0ad72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638d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68fe7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19900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01f5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91ff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e367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e22fcc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ba77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ef38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d0830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ccb7c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269551" calcext:value-type="float">
            <text:p>4126955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bc6b5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a09e5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a3b9b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ee4017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0dd76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a2865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60d0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614d6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559c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0e69d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4677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e18a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daa5b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1b827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4ad64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05da0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ef08a2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80d6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885895" calcext:value-type="float">
            <text:p>4088589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f5417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9df6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d5209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b5801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206bf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8c6c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ba97fe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055687" calcext:value-type="float">
            <text:p>4105568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7ba5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eb8c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48880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dc9f5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5920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8c6b9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02c8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cb2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40d3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8b7d7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57e4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f46093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76c97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6599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d480dc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34e21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e6b1e2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1ea2a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6797b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148be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3cb3f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200b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d29e8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9cdb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edfb9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3df9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e91b83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f18c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4ca65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c3b38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11bd3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1460b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593621" calcext:value-type="float">
            <text:p>4159362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ad229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e2c18b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2ec82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xxxxx</text:p>
          </table:table-cell>
          <table:table-cell table:number-columns-repeated="4"/>
        </table:table-row>
        <table:table-row table:style-name="ro1" table:number-rows-repeated="104038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4T18:21:59.602424020</meta:creation-date>
    <dc:date>2017-05-24T18:45:31.103142773</dc:date>
    <meta:editing-duration>PT3M1S</meta:editing-duration>
    <meta:editing-cycles>1</meta:editing-cycles>
    <meta:document-statistic meta:table-count="1" meta:cell-count="8517" meta:object-count="0"/>
    <meta:generator>LibreOffice/5.1.6.2$Linux_X86_64 LibreOffice_project/10m0$Build-2</meta:generator>
  </office:meta>
</office:document-meta>
</file>